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5cc12"/>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text-properties fo:font-style="normal" officeooo:rsid="007eb024" officeooo:paragraph-rsid="00703ad3" style:font-style-asian="normal" style:font-style-complex="normal"/>
    </style:style>
    <style:style style:name="P11" style:family="paragraph" style:parent-style-name="Standard">
      <style:paragraph-properties fo:text-align="justify" style:justify-single-word="false"/>
      <style:text-properties officeooo:rsid="0065cc12" officeooo:paragraph-rsid="0065cc12"/>
    </style:style>
    <style:style style:name="P12" style:family="paragraph" style:parent-style-name="Standard">
      <style:paragraph-properties fo:text-align="justify" style:justify-single-word="false"/>
      <style:text-properties officeooo:rsid="0065cc12" officeooo:paragraph-rsid="00835dc5"/>
    </style:style>
    <style:style style:name="P13" style:family="paragraph" style:parent-style-name="Standard">
      <style:paragraph-properties fo:text-align="justify" style:justify-single-word="false"/>
      <style:text-properties officeooo:rsid="0081d2cb" officeooo:paragraph-rsid="006442b5"/>
    </style:style>
    <style:style style:name="P14" style:family="paragraph" style:parent-style-name="Standard">
      <style:paragraph-properties fo:text-align="justify" style:justify-single-word="false"/>
      <style:text-properties style:font-name="Liberation Serif" officeooo:rsid="0065cc12" officeooo:paragraph-rsid="0065cc12"/>
    </style:style>
    <style:style style:name="P15" style:family="paragraph" style:parent-style-name="Standard">
      <style:text-properties officeooo:paragraph-rsid="00703ad3"/>
    </style:style>
    <style:style style:name="P16" style:family="paragraph" style:parent-style-name="Standard">
      <style:text-properties officeooo:paragraph-rsid="008ec889"/>
    </style:style>
    <style:style style:name="P17" style:family="paragraph" style:parent-style-name="Standard">
      <style:text-properties officeooo:paragraph-rsid="006af114"/>
    </style:style>
    <style:style style:name="P18" style:family="paragraph" style:parent-style-name="Table_20_Contents">
      <style:paragraph-properties fo:text-align="center" style:justify-single-word="false"/>
      <style:text-properties officeooo:paragraph-rsid="00216058"/>
    </style:style>
    <style:style style:name="P19" style:family="paragraph" style:parent-style-name="Table_20_Contents">
      <style:paragraph-properties fo:text-align="center" style:justify-single-word="false"/>
      <style:text-properties officeooo:paragraph-rsid="002543ad"/>
    </style:style>
    <style:style style:name="P20" style:family="paragraph" style:parent-style-name="Table_20_Contents">
      <style:paragraph-properties fo:text-align="center" style:justify-single-word="false"/>
      <style:text-properties officeooo:paragraph-rsid="004e10ec"/>
    </style:style>
    <style:style style:name="P21" style:family="paragraph" style:parent-style-name="Table_20_Contents">
      <style:text-properties fo:font-weight="bold" officeooo:paragraph-rsid="001b843c" style:font-weight-asian="bold" style:font-weight-complex="bold"/>
    </style:style>
    <style:style style:name="P22" style:family="paragraph" style:parent-style-name="Table_20_Contents">
      <style:paragraph-properties fo:text-align="center" style:justify-single-word="false"/>
      <style:text-properties officeooo:rsid="003b4b8a" officeooo:paragraph-rsid="003b4b8a"/>
    </style:style>
    <style:style style:name="P23" style:family="paragraph" style:parent-style-name="Table_20_Contents">
      <style:paragraph-properties fo:text-align="center" style:justify-single-word="false"/>
      <style:text-properties officeooo:rsid="003b4b8a" officeooo:paragraph-rsid="004e10ec"/>
    </style:style>
    <style:style style:name="P24" style:family="paragraph" style:parent-style-name="Table_20_Contents">
      <style:paragraph-properties fo:text-align="justify" style:justify-single-word="false"/>
      <style:text-properties officeooo:rsid="003b4b8a" officeooo:paragraph-rsid="003b4b8a"/>
    </style:style>
    <style:style style:name="P25" style:family="paragraph" style:parent-style-name="Table_20_Contents">
      <style:text-properties officeooo:rsid="004fe43c" officeooo:paragraph-rsid="001b843c"/>
    </style:style>
    <style:style style:name="P26" style:family="paragraph" style:parent-style-name="Table_20_Contents">
      <style:paragraph-properties fo:text-align="center" style:justify-single-word="false"/>
      <style:text-properties officeooo:rsid="006b0e7f" officeooo:paragraph-rsid="006b0e7f"/>
    </style:style>
    <style:style style:name="P27" style:family="paragraph" style:parent-style-name="Table_20_Contents">
      <style:text-properties fo:color="#ff0000" officeooo:rsid="00384135" officeooo:paragraph-rsid="00384135"/>
    </style:style>
    <style:style style:name="P28" style:family="paragraph" style:parent-style-name="Table_20_Contents">
      <style:paragraph-properties fo:text-align="justify" style:justify-single-word="false"/>
      <style:text-properties officeooo:paragraph-rsid="00235cf7"/>
    </style:style>
    <style:style style:name="P29" style:family="paragraph" style:parent-style-name="Text_20_body">
      <style:text-properties officeooo:paragraph-rsid="00330a14"/>
    </style:style>
    <style:style style:name="P30" style:family="paragraph" style:parent-style-name="Text_20_body">
      <style:paragraph-properties fo:text-align="justify" style:justify-single-word="false"/>
      <style:text-properties officeooo:paragraph-rsid="00216058"/>
    </style:style>
    <style:style style:name="P31" style:family="paragraph" style:parent-style-name="Text_20_body">
      <style:text-properties fo:color="#000000" fo:font-weight="normal" officeooo:rsid="002543ad" officeooo:paragraph-rsid="002543ad" style:font-weight-asian="normal" style:font-weight-complex="normal"/>
    </style:style>
    <style:style style:name="P32" style:family="paragraph" style:parent-style-name="Text_20_body">
      <style:paragraph-properties fo:text-align="justify" style:justify-single-word="false"/>
      <style:text-properties fo:font-style="italic" officeooo:rsid="006839be" officeooo:paragraph-rsid="006839be" style:font-style-asian="italic" style:font-style-complex="italic"/>
    </style:style>
    <style:style style:name="P33" style:family="paragraph" style:parent-style-name="Text_20_body">
      <style:paragraph-properties fo:text-align="justify" style:justify-single-word="false"/>
      <style:text-properties fo:font-style="italic" officeooo:rsid="006af114" officeooo:paragraph-rsid="006af114" style:font-style-asian="italic" style:font-style-complex="italic"/>
    </style:style>
    <style:style style:name="P34" style:family="paragraph" style:parent-style-name="Text_20_body">
      <style:paragraph-properties fo:text-align="justify" style:justify-single-word="false"/>
      <style:text-properties fo:font-style="italic" officeooo:rsid="005b5884" officeooo:paragraph-rsid="00216058" style:font-style-asian="italic" style:font-style-complex="italic"/>
    </style:style>
    <style:style style:name="P35" style:family="paragraph" style:parent-style-name="Text_20_body">
      <style:text-properties fo:font-style="italic" officeooo:rsid="00676525" officeooo:paragraph-rsid="00676525" style:font-style-asian="italic" style:font-style-complex="italic"/>
    </style:style>
    <style:style style:name="P36" style:family="paragraph" style:parent-style-name="Text_20_body">
      <style:paragraph-properties fo:text-align="justify" style:justify-single-word="false"/>
      <style:text-properties fo:font-style="italic" officeooo:rsid="00ba0e0d" officeooo:paragraph-rsid="00ba0e0d" style:font-style-asian="italic" style:font-style-complex="italic"/>
    </style:style>
    <style:style style:name="P37" style:family="paragraph" style:parent-style-name="Text_20_body">
      <style:text-properties officeooo:rsid="006e2597" officeooo:paragraph-rsid="009a2e36"/>
    </style:style>
    <style:style style:name="P38" style:family="paragraph" style:parent-style-name="Text_20_body">
      <style:paragraph-properties fo:text-align="justify" style:justify-single-word="false"/>
      <style:text-properties fo:font-style="normal" officeooo:rsid="009a2e36" officeooo:paragraph-rsid="009a2e36" style:font-style-asian="normal" style:font-style-complex="normal"/>
    </style:style>
    <style:style style:name="P39" style:family="paragraph" style:parent-style-name="Text_20_body">
      <style:paragraph-properties fo:text-align="justify" style:justify-single-word="false"/>
      <style:text-properties officeooo:rsid="00693145" officeooo:paragraph-rsid="009a2e36"/>
    </style:style>
    <style:style style:name="P40" style:family="paragraph" style:parent-style-name="Text_20_body">
      <style:paragraph-properties fo:text-align="justify" style:justify-single-word="false"/>
      <style:text-properties officeooo:rsid="00693145" officeooo:paragraph-rsid="00a07701"/>
    </style:style>
    <style:style style:name="P41" style:family="paragraph" style:parent-style-name="Text_20_body">
      <style:paragraph-properties fo:text-align="justify" style:justify-single-word="false"/>
      <style:text-properties officeooo:rsid="008b6a88" officeooo:paragraph-rsid="00aebef0"/>
    </style:style>
    <style:style style:name="P42" style:family="paragraph" style:parent-style-name="Text_20_body">
      <style:paragraph-properties fo:text-align="justify" style:justify-single-word="false"/>
      <style:text-properties officeooo:rsid="0065cc12" officeooo:paragraph-rsid="00aa4694"/>
    </style:style>
    <style:style style:name="P43" style:family="paragraph" style:parent-style-name="Text_20_body">
      <style:paragraph-properties fo:text-align="justify" style:justify-single-word="false"/>
      <style:text-properties officeooo:rsid="0065cc12" officeooo:paragraph-rsid="00aebef0"/>
    </style:style>
    <style:style style:name="P44"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45" style:family="paragraph" style:parent-style-name="Text_20_body">
      <style:paragraph-properties fo:text-align="justify" style:justify-single-word="false"/>
      <style:text-properties style:font-name="Nimbus Mono PS" fo:font-size="10pt" officeooo:rsid="00b002d9" officeooo:paragraph-rsid="00b1c362" style:font-size-asian="10pt" style:font-size-complex="10pt"/>
    </style:style>
    <style:style style:name="P46" style:family="paragraph" style:parent-style-name="Text_20_body">
      <style:paragraph-properties fo:text-align="justify" style:justify-single-word="false"/>
      <style:text-properties style:font-name="Nimbus Mono PS" fo:font-size="10pt" officeooo:rsid="00b002d9" officeooo:paragraph-rsid="00b36895" style:font-size-asian="10pt" style:font-size-complex="10pt"/>
    </style:style>
    <style:style style:name="P47" style:family="paragraph" style:parent-style-name="Text_20_body">
      <style:paragraph-properties fo:text-align="justify" style:justify-single-word="false"/>
      <style:text-properties style:font-name="Nimbus Mono PS" fo:font-size="10pt" officeooo:rsid="00b002d9" officeooo:paragraph-rsid="00b45529" style:font-size-asian="10pt" style:font-size-complex="10pt"/>
    </style:style>
    <style:style style:name="P48" style:family="paragraph" style:parent-style-name="Text_20_body">
      <style:paragraph-properties fo:text-align="justify" style:justify-single-word="false"/>
      <style:text-properties style:font-name="Nimbus Mono PS" fo:font-size="10pt" officeooo:rsid="00b0838e" officeooo:paragraph-rsid="00b0838e" style:font-size-asian="10pt" style:font-size-complex="10pt"/>
    </style:style>
    <style:style style:name="P49" style:family="paragraph" style:parent-style-name="Text_20_body">
      <style:paragraph-properties fo:text-align="justify" style:justify-single-word="false"/>
      <style:text-properties style:font-name="Nimbus Mono PS" fo:font-size="10pt" officeooo:rsid="00b0838e" officeooo:paragraph-rsid="00b10622" style:font-size-asian="10pt" style:font-size-complex="10pt"/>
    </style:style>
    <style:style style:name="P50" style:family="paragraph" style:parent-style-name="Text_20_body">
      <style:paragraph-properties fo:text-align="justify" style:justify-single-word="false"/>
      <style:text-properties style:font-name="Nimbus Mono PS" fo:font-size="10pt" officeooo:rsid="00b1c362" officeooo:paragraph-rsid="00b1c362" style:font-size-asian="10pt" style:font-size-complex="10pt"/>
    </style:style>
    <style:style style:name="P51" style:family="paragraph" style:parent-style-name="Text_20_body">
      <style:paragraph-properties fo:text-align="justify" style:justify-single-word="false"/>
      <style:text-properties style:font-name="Nimbus Mono PS" fo:font-size="10pt" officeooo:rsid="00b36895" officeooo:paragraph-rsid="00b36895" style:font-size-asian="10pt" style:font-size-complex="10pt"/>
    </style:style>
    <style:style style:name="P52" style:family="paragraph" style:parent-style-name="Text_20_body">
      <style:paragraph-properties fo:text-align="justify" style:justify-single-word="false"/>
      <style:text-properties style:font-name="Nimbus Mono PS" fo:font-size="10pt" officeooo:rsid="00b45529" officeooo:paragraph-rsid="00b45529" style:font-size-asian="10pt" style:font-size-complex="10pt"/>
    </style:style>
    <style:style style:name="P53" style:family="paragraph" style:parent-style-name="Text_20_body">
      <style:paragraph-properties fo:text-align="justify" style:justify-single-word="false"/>
      <style:text-properties style:font-name="Nimbus Mono PS" fo:font-size="10pt" officeooo:rsid="00ba0c2e" officeooo:paragraph-rsid="00ba0c2e" style:font-size-asian="10pt" style:font-size-complex="10pt"/>
    </style:style>
    <style:style style:name="P54" style:family="paragraph" style:parent-style-name="Text_20_body">
      <style:paragraph-properties fo:text-align="justify" style:justify-single-word="false"/>
      <style:text-properties style:font-name="Nimbus Mono PS" fo:font-size="10pt" fo:font-weight="bold" officeooo:rsid="00b002d9" officeooo:paragraph-rsid="00b45529" style:font-size-asian="10pt" style:font-weight-asian="bold" style:font-size-complex="10pt" style:font-weight-complex="bold"/>
    </style:style>
    <style:style style:name="P55" style:family="paragraph" style:parent-style-name="Text_20_body">
      <style:paragraph-properties fo:text-align="justify" style:justify-single-word="false"/>
      <style:text-properties style:font-name="Nimbus Mono PS" fo:font-size="10pt" fo:font-style="italic" officeooo:rsid="00b7562d" officeooo:paragraph-rsid="00b1c362" style:font-size-asian="10pt" style:font-style-asian="italic" style:font-size-complex="10pt" style:font-style-complex="italic"/>
    </style:style>
    <style:style style:name="P56" style:family="paragraph" style:parent-style-name="Text_20_body">
      <style:paragraph-properties fo:text-align="justify" style:justify-single-word="false"/>
      <style:text-properties officeooo:rsid="00b45529" officeooo:paragraph-rsid="00b45529"/>
    </style:style>
    <style:style style:name="P57" style:family="paragraph" style:parent-style-name="Text_20_body">
      <style:paragraph-properties fo:text-align="justify" style:justify-single-word="false"/>
      <style:text-properties officeooo:rsid="00b7cc79" officeooo:paragraph-rsid="00b7cc79"/>
    </style:style>
    <style:style style:name="P58" style:family="paragraph" style:parent-style-name="Text_20_body">
      <style:paragraph-properties fo:text-align="justify" style:justify-single-word="false"/>
      <style:text-properties style:font-name="Liberation Serif1" officeooo:rsid="00b81ab0" officeooo:paragraph-rsid="00b81ab0"/>
    </style:style>
    <style:style style:name="P59" style:family="paragraph" style:parent-style-name="Text_20_body">
      <style:paragraph-properties fo:text-align="justify" style:justify-single-word="false"/>
      <style:text-properties style:font-name="Liberation Serif1" fo:font-style="normal" officeooo:rsid="00b81ab0" officeooo:paragraph-rsid="00b81ab0" style:font-style-asian="normal" style:font-style-complex="normal"/>
    </style:style>
    <style:style style:name="P60"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61" style:family="paragraph" style:parent-style-name="Standard">
      <style:paragraph-properties fo:text-align="justify" style:justify-single-word="false"/>
      <style:text-properties fo:font-style="italic" officeooo:rsid="00c66f9e" officeooo:paragraph-rsid="00c66f9e" style:font-style-asian="italic" style:font-style-complex="italic"/>
    </style:style>
    <style:style style:name="P62" style:family="paragraph" style:parent-style-name="Standard">
      <style:paragraph-properties fo:text-align="justify" style:justify-single-word="false"/>
      <style:text-properties fo:font-style="normal" fo:font-weight="bold" officeooo:rsid="00c66f9e" officeooo:paragraph-rsid="00c66f9e" style:font-style-asian="normal" style:font-weight-asian="bold" style:font-style-complex="normal" style:font-weight-complex="bold"/>
    </style:style>
    <style:style style:name="P63" style:family="paragraph" style:parent-style-name="Text_20_body" style:list-style-name="L1">
      <style:paragraph-properties fo:text-align="justify" style:justify-single-word="false"/>
      <style:text-properties officeooo:paragraph-rsid="003f8839"/>
    </style:style>
    <style:style style:name="P64" style:family="paragraph" style:parent-style-name="Text_20_body" style:list-style-name="L2">
      <style:paragraph-properties fo:text-align="justify" style:justify-single-word="false"/>
      <style:text-properties officeooo:paragraph-rsid="00aa4694"/>
    </style:style>
    <style:style style:name="P65" style:family="paragraph" style:parent-style-name="Text_20_body" style:list-style-name="L3">
      <style:text-properties officeooo:paragraph-rsid="00330a14"/>
    </style:style>
    <style:style style:name="P66" style:family="paragraph" style:parent-style-name="Text_20_body" style:list-style-name="L3">
      <style:text-properties officeooo:rsid="006e2597" officeooo:paragraph-rsid="009a2e36"/>
    </style:style>
    <style:style style:name="P67" style:family="paragraph" style:parent-style-name="Text_20_body" style:list-style-name="L4">
      <style:paragraph-properties fo:text-align="justify" style:justify-single-word="false"/>
      <style:text-properties officeooo:rsid="007065df" officeooo:paragraph-rsid="009a2e36"/>
    </style:style>
    <style:style style:name="P68" style:family="paragraph" style:parent-style-name="Text_20_body" style:list-style-name="L4">
      <style:paragraph-properties fo:text-align="justify" style:justify-single-word="false"/>
      <style:text-properties fo:font-style="normal" officeooo:rsid="007065df" officeooo:paragraph-rsid="009a2e36" style:font-style-asian="normal" style:font-style-complex="normal"/>
    </style:style>
    <style:style style:name="P69" style:family="paragraph" style:parent-style-name="Text_20_body">
      <style:paragraph-properties fo:text-align="justify" style:justify-single-word="false"/>
      <style:text-properties fo:font-style="normal" officeooo:rsid="00c7d56f" officeooo:paragraph-rsid="00c7d56f" style:font-style-asian="normal" style:font-style-complex="normal"/>
    </style:style>
    <style:style style:name="P70" style:family="paragraph" style:parent-style-name="Text_20_body">
      <style:paragraph-properties fo:text-align="justify" style:justify-single-word="false"/>
      <style:text-properties fo:font-style="italic" officeooo:rsid="0096e9bc" officeooo:paragraph-rsid="0096e9bc" style:font-style-asian="italic" style:font-style-complex="italic"/>
    </style:style>
    <style:style style:name="P71" style:family="paragraph" style:parent-style-name="Heading_20_1">
      <style:text-properties officeooo:rsid="0026d17b" officeooo:paragraph-rsid="0026d17b"/>
    </style:style>
    <style:style style:name="P72" style:family="paragraph" style:parent-style-name="Heading_20_1">
      <style:text-properties officeooo:rsid="0029f2ac" officeooo:paragraph-rsid="0029f2ac"/>
    </style:style>
    <style:style style:name="P73" style:family="paragraph" style:parent-style-name="Heading_20_1" style:list-style-name="">
      <style:text-properties officeooo:rsid="0029f2ac" officeooo:paragraph-rsid="0029f2ac"/>
    </style:style>
    <style:style style:name="P74" style:family="paragraph" style:parent-style-name="Heading_20_1">
      <style:paragraph-properties fo:text-align="justify" style:justify-single-word="false"/>
      <style:text-properties officeooo:rsid="007065df" officeooo:paragraph-rsid="009a2e36"/>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text-properties officeooo:rsid="0065cc12" officeooo:paragraph-rsid="0065cc12"/>
    </style:style>
    <style:style style:name="P77" style:family="paragraph" style:parent-style-name="Heading_20_1">
      <style:paragraph-properties fo:break-before="page"/>
      <style:text-properties officeooo:rsid="0065cc12" officeooo:paragraph-rsid="0065cc12"/>
    </style:style>
    <style:style style:name="P78" style:family="paragraph" style:parent-style-name="Heading_20_1">
      <style:paragraph-properties fo:break-before="page"/>
      <style:text-properties officeooo:paragraph-rsid="0029f2ac"/>
    </style:style>
    <style:style style:name="P79" style:family="paragraph" style:parent-style-name="Heading_20_1">
      <style:paragraph-properties fo:text-align="justify" style:justify-single-word="false" fo:break-before="page"/>
    </style:style>
    <style:style style:name="P80" style:family="paragraph" style:parent-style-name="Heading_20_1">
      <style:paragraph-properties fo:break-before="page"/>
      <style:text-properties officeooo:rsid="009a2e36" officeooo:paragraph-rsid="009a2e36"/>
    </style:style>
    <style:style style:name="P81" style:family="paragraph" style:parent-style-name="Heading_20_2">
      <style:paragraph-properties fo:text-align="justify" style:justify-single-word="false"/>
      <style:text-properties officeooo:rsid="0065cc12" officeooo:paragraph-rsid="0065cc12"/>
    </style:style>
    <style:style style:name="P82" style:family="paragraph" style:parent-style-name="Heading_20_2">
      <style:paragraph-properties fo:text-align="justify" style:justify-single-word="false"/>
      <style:text-properties officeooo:rsid="00a9cb32" officeooo:paragraph-rsid="00a9cb32"/>
    </style:style>
    <style:style style:name="P83" style:family="paragraph" style:parent-style-name="Heading_20_3">
      <style:text-properties officeooo:rsid="001d9b7b" officeooo:paragraph-rsid="00216058"/>
    </style:style>
    <style:style style:name="P84" style:family="paragraph" style:parent-style-name="Heading_20_3">
      <style:text-properties officeooo:rsid="00676525" officeooo:paragraph-rsid="00676525"/>
    </style:style>
    <style:style style:name="P85" style:family="paragraph" style:parent-style-name="Heading_20_3">
      <style:paragraph-properties fo:text-align="justify" style:justify-single-word="false"/>
      <style:text-properties officeooo:rsid="0096e9bc" officeooo:paragraph-rsid="0096e9bc"/>
    </style:style>
    <style:style style:name="P86" style:family="paragraph" style:parent-style-name="Heading_20_3">
      <style:paragraph-properties fo:text-align="justify" style:justify-single-word="false"/>
      <style:text-properties officeooo:rsid="00ba0e0d" officeooo:paragraph-rsid="00ba0e0d"/>
    </style:style>
    <style:style style:name="P87" style:family="paragraph" style:parent-style-name="Heading_20_3">
      <style:paragraph-properties fo:text-align="justify" style:justify-single-word="false"/>
      <style:text-properties officeooo:rsid="006839be" officeooo:paragraph-rsid="006839be"/>
    </style:style>
    <style:style style:name="P88" style:family="paragraph" style:parent-style-name="Heading_20_3">
      <style:paragraph-properties fo:text-align="justify" style:justify-single-word="false"/>
      <style:text-properties officeooo:rsid="006af114" officeooo:paragraph-rsid="006af114"/>
    </style:style>
    <style:style style:name="P89" style:family="paragraph" style:parent-style-name="Heading_20_3">
      <style:text-properties officeooo:rsid="002543ad" officeooo:paragraph-rsid="002543ad"/>
    </style:style>
    <style:style style:name="P90" style:family="paragraph" style:parent-style-name="Heading_20_3">
      <style:text-properties officeooo:rsid="004e10ec" officeooo:paragraph-rsid="004e10ec"/>
    </style:style>
    <style:style style:name="P91" style:family="paragraph" style:parent-style-name="Heading_20_3">
      <style:text-properties officeooo:rsid="00330a14" officeooo:paragraph-rsid="00330a14"/>
    </style:style>
    <style:style style:name="P92" style:family="paragraph" style:parent-style-name="Heading_20_3">
      <style:paragraph-properties fo:text-align="justify" style:justify-single-word="false"/>
      <style:text-properties fo:font-style="normal" officeooo:rsid="009a2e36" officeooo:paragraph-rsid="009a2e36" style:font-style-asian="normal" style:font-style-complex="normal"/>
    </style:style>
    <style:style style:name="P93" style:family="paragraph" style:parent-style-name="Heading_20_3">
      <style:paragraph-properties fo:text-align="justify" style:justify-single-word="false"/>
      <style:text-properties officeooo:rsid="00693145" officeooo:paragraph-rsid="009a2e36"/>
    </style:style>
    <style:style style:name="P94" style:family="paragraph" style:parent-style-name="Heading_20_3">
      <style:paragraph-properties fo:text-align="justify" style:justify-single-word="false"/>
      <style:text-properties officeooo:rsid="00693145" officeooo:paragraph-rsid="00a07701"/>
    </style:style>
    <style:style style:name="P95" style:family="paragraph" style:parent-style-name="enum" style:list-style-name="L1">
      <style:paragraph-properties fo:text-align="justify" style:justify-single-word="false"/>
      <style:text-properties officeooo:paragraph-rsid="0026d17b"/>
    </style:style>
    <style:style style:name="P96" style:family="paragraph" style:parent-style-name="enum" style:list-style-name="L1">
      <style:paragraph-properties fo:text-align="justify" style:justify-single-word="false"/>
      <style:text-properties officeooo:rsid="0026d17b" officeooo:paragraph-rsid="0026d17b"/>
    </style:style>
    <style:style style:name="P97" style:family="paragraph" style:parent-style-name="enum" style:list-style-name="L1">
      <style:paragraph-properties fo:text-align="justify" style:justify-single-word="false"/>
      <style:text-properties officeooo:rsid="0035c694" officeooo:paragraph-rsid="0035c694"/>
    </style:style>
    <style:style style:name="P98"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99" style:family="paragraph" style:parent-style-name="enum" style:list-style-name="L1">
      <style:paragraph-properties fo:text-align="justify" style:justify-single-word="false"/>
      <style:text-properties fo:font-style="normal" officeooo:rsid="0026d17b" officeooo:paragraph-rsid="0081d2c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4b33" style:font-style-asian="italic" style:font-style-complex="italic"/>
    </style:style>
    <style:style style:name="T5" style:family="text">
      <style:text-properties fo:font-style="italic" officeooo:rsid="0062c548" style:font-style-asian="italic" style:font-style-complex="italic"/>
    </style:style>
    <style:style style:name="T6" style:family="text">
      <style:text-properties fo:font-style="italic" officeooo:rsid="00877518" style:font-style-asian="italic" style:font-style-complex="italic"/>
    </style:style>
    <style:style style:name="T7" style:family="text">
      <style:text-properties fo:font-style="italic" officeooo:rsid="008965fe" style:font-style-asian="italic" style:font-style-complex="italic"/>
    </style:style>
    <style:style style:name="T8" style:family="text">
      <style:text-properties fo:font-style="italic" officeooo:rsid="00a07701" style:font-style-asian="italic" style:font-style-complex="italic"/>
    </style:style>
    <style:style style:name="T9" style:family="text">
      <style:text-properties fo:font-style="italic" officeooo:rsid="00aa4694" style:font-style-asian="italic" style:font-style-complex="italic"/>
    </style:style>
    <style:style style:name="T10" style:family="text">
      <style:text-properties fo:font-style="italic" officeooo:rsid="00a9f1c2" style:font-style-asian="italic" style:font-style-complex="italic"/>
    </style:style>
    <style:style style:name="T11" style:family="text">
      <style:text-properties fo:font-style="italic" officeooo:rsid="00ac82d3" style:font-style-asian="italic" style:font-style-complex="italic"/>
    </style:style>
    <style:style style:name="T12" style:family="text">
      <style:text-properties fo:font-style="italic" officeooo:rsid="00b7562d" style:font-style-asian="italic" style:font-style-complex="italic"/>
    </style:style>
    <style:style style:name="T13" style:family="text">
      <style:text-properties fo:font-style="italic" officeooo:rsid="00c616df" style:font-style-asian="italic" style:font-style-complex="italic"/>
    </style:style>
    <style:style style:name="T14" style:family="text">
      <style:text-properties fo:font-style="italic" style:text-underline-style="none" officeooo:rsid="00a07701" style:font-style-asian="italic" style:font-style-complex="italic"/>
    </style:style>
    <style:style style:name="T15" style:family="text">
      <style:text-properties fo:font-style="italic" style:text-underline-style="none" officeooo:rsid="00aebef0" style:font-style-asian="italic" style:font-style-complex="italic"/>
    </style:style>
    <style:style style:name="T16" style:family="text">
      <style:text-properties fo:font-style="italic" style:text-underline-style="none" officeooo:rsid="00b81ab0" style:font-style-asian="italic" style:font-style-complex="italic"/>
    </style:style>
    <style:style style:name="T17" style:family="text">
      <style:text-properties fo:font-style="italic" style:text-underline-style="none" officeooo:rsid="00bf3f35" style:font-style-asian="italic" style:font-style-complex="italic"/>
    </style:style>
    <style:style style:name="T18" style:family="text">
      <style:text-properties fo:font-style="italic" style:font-name-asian="Nimbus Mono PS" style:font-style-asian="italic" style:font-name-complex="Nimbus Mono PS" style:font-style-complex="italic"/>
    </style:style>
    <style:style style:name="T19" style:family="text">
      <style:text-properties fo:font-style="italic" officeooo:rsid="00b36895" style:font-name-asian="Nimbus Mono PS" style:font-style-asian="italic" style:font-name-complex="Nimbus Mono PS" style:font-style-complex="italic"/>
    </style:style>
    <style:style style:name="T20" style:family="text">
      <style:text-properties fo:font-style="italic" officeooo:rsid="00b1c362" style:font-name-asian="Nimbus Mono PS" style:font-style-asian="italic" style:font-name-complex="Nimbus Mono PS" style:font-style-complex="italic"/>
    </style:style>
    <style:style style:name="T21" style:family="text">
      <style:text-properties fo:font-style="italic" officeooo:rsid="00b0838e" style:font-name-asian="Nimbus Mono PS" style:font-style-asian="italic" style:font-name-complex="Nimbus Mono PS" style:font-style-complex="italic"/>
    </style:style>
    <style:style style:name="T22" style:family="text">
      <style:text-properties fo:font-style="italic" officeooo:rsid="00b10622" style:font-name-asian="Nimbus Mono PS" style:font-style-asian="italic" style:font-name-complex="Nimbus Mono PS" style:font-style-complex="italic"/>
    </style:style>
    <style:style style:name="T23" style:family="text">
      <style:text-properties fo:font-style="italic" officeooo:rsid="00b45529" style:font-name-asian="Nimbus Mono PS" style:font-style-asian="italic" style:font-name-complex="Nimbus Mono PS" style:font-style-complex="italic"/>
    </style:style>
    <style:style style:name="T24" style:family="text">
      <style:text-properties fo:font-style="italic" officeooo:rsid="00b7562d" style:font-name-asian="Nimbus Mono PS" style:font-style-asian="italic" style:font-name-complex="Nimbus Mono PS" style:font-style-complex="italic"/>
    </style:style>
    <style:style style:name="T25" style:family="text">
      <style:text-properties fo:font-style="italic" fo:font-weight="normal" officeooo:rsid="00be58ec" style:font-name-asian="Nimbus Mono PS" style:font-style-asian="italic" style:font-weight-asian="normal" style:font-name-complex="Nimbus Mono PS" style:font-style-complex="italic" style:font-weight-complex="normal"/>
    </style:style>
    <style:style style:name="T26" style:family="text">
      <style:text-properties officeooo:rsid="002543ad"/>
    </style:style>
    <style:style style:name="T27" style:family="text">
      <style:text-properties officeooo:rsid="0026d17b"/>
    </style:style>
    <style:style style:name="T28" style:family="text">
      <style:text-properties fo:font-style="normal" style:font-style-asian="normal" style:font-style-complex="normal"/>
    </style:style>
    <style:style style:name="T29" style:family="text">
      <style:text-properties fo:font-style="normal" officeooo:rsid="00877518" style:font-style-asian="normal" style:font-style-complex="normal"/>
    </style:style>
    <style:style style:name="T30" style:family="text">
      <style:text-properties fo:font-style="normal" officeooo:rsid="008965fe" style:font-style-asian="normal" style:font-style-complex="normal"/>
    </style:style>
    <style:style style:name="T31" style:family="text">
      <style:text-properties fo:font-style="normal" officeooo:rsid="006b6829" style:font-style-asian="normal" style:font-style-complex="normal"/>
    </style:style>
    <style:style style:name="T32" style:family="text">
      <style:text-properties fo:font-style="normal" officeooo:rsid="009a2e36" style:font-style-asian="normal" style:font-style-complex="normal"/>
    </style:style>
    <style:style style:name="T33" style:family="text">
      <style:text-properties fo:font-style="normal" officeooo:rsid="00a07701" style:font-style-asian="normal" style:font-style-complex="normal"/>
    </style:style>
    <style:style style:name="T34" style:family="text">
      <style:text-properties fo:font-style="normal" officeooo:rsid="00a52662" style:font-style-asian="normal" style:font-style-complex="normal"/>
    </style:style>
    <style:style style:name="T35" style:family="text">
      <style:text-properties fo:font-style="normal" officeooo:rsid="00a6d249" style:font-style-asian="normal" style:font-style-complex="normal"/>
    </style:style>
    <style:style style:name="T36" style:family="text">
      <style:text-properties fo:font-style="normal" officeooo:rsid="00a89f3f" style:font-style-asian="normal" style:font-style-complex="normal"/>
    </style:style>
    <style:style style:name="T37" style:family="text">
      <style:text-properties fo:font-style="normal" officeooo:rsid="00a98640" style:font-style-asian="normal" style:font-style-complex="normal"/>
    </style:style>
    <style:style style:name="T38" style:family="text">
      <style:text-properties fo:font-style="normal" officeooo:rsid="00ac1678" style:font-style-asian="normal" style:font-style-complex="normal"/>
    </style:style>
    <style:style style:name="T39" style:family="text">
      <style:text-properties fo:font-style="normal" officeooo:rsid="00b81ab0" style:font-style-asian="normal" style:font-style-complex="normal"/>
    </style:style>
    <style:style style:name="T40" style:family="text">
      <style:text-properties fo:font-style="normal" officeooo:rsid="00beff69" style:font-style-asian="normal" style:font-style-complex="normal"/>
    </style:style>
    <style:style style:name="T41" style:family="text">
      <style:text-properties fo:font-style="normal" officeooo:rsid="00bf3f35" style:font-style-asian="normal" style:font-style-complex="normal"/>
    </style:style>
    <style:style style:name="T42" style:family="text">
      <style:text-properties fo:font-style="normal" style:text-underline-style="solid" style:text-underline-width="auto" style:text-underline-color="font-color" officeooo:rsid="00a07701" style:font-style-asian="normal" style:font-style-complex="normal"/>
    </style:style>
    <style:style style:name="T43" style:family="text">
      <style:text-properties fo:font-style="normal" style:text-underline-style="solid" style:text-underline-width="auto" style:text-underline-color="font-color" officeooo:rsid="00a3bf5e" style:font-style-asian="normal" style:font-style-complex="normal"/>
    </style:style>
    <style:style style:name="T44" style:family="text">
      <style:text-properties fo:font-style="normal" style:text-underline-style="solid" style:text-underline-width="auto" style:text-underline-color="font-color" officeooo:rsid="00a98640" style:font-style-asian="normal" style:font-style-complex="normal"/>
    </style:style>
    <style:style style:name="T45" style:family="text">
      <style:text-properties fo:font-style="normal" style:text-underline-style="solid" style:text-underline-width="auto" style:text-underline-color="font-color" officeooo:rsid="00ac1678" style:font-style-asian="normal" style:font-style-complex="normal"/>
    </style:style>
    <style:style style:name="T46" style:family="text">
      <style:text-properties fo:font-style="normal" style:text-underline-style="solid" style:text-underline-width="auto" style:text-underline-color="font-color" fo:font-weight="normal" officeooo:rsid="00a07701" style:font-style-asian="normal" style:font-weight-asian="normal" style:font-style-complex="normal" style:font-weight-complex="normal"/>
    </style:style>
    <style:style style:name="T47" style:family="text">
      <style:text-properties fo:font-style="normal" style:text-underline-style="none" officeooo:rsid="00aebef0" style:font-style-asian="normal" style:font-style-complex="normal"/>
    </style:style>
    <style:style style:name="T48" style:family="text">
      <style:text-properties fo:font-style="normal" style:text-underline-style="none" officeooo:rsid="00b81ab0" style:font-style-asian="normal" style:font-style-complex="normal"/>
    </style:style>
    <style:style style:name="T49" style:family="text">
      <style:text-properties fo:font-style="normal" style:font-name-asian="Nimbus Mono PS" style:font-style-asian="normal" style:font-name-complex="Nimbus Mono PS" style:font-style-complex="normal"/>
    </style:style>
    <style:style style:name="T50" style:family="text">
      <style:text-properties fo:font-style="normal" officeooo:rsid="00b10622" style:font-name-asian="Nimbus Mono PS" style:font-style-asian="normal" style:font-name-complex="Nimbus Mono PS" style:font-style-complex="normal"/>
    </style:style>
    <style:style style:name="T51" style:family="text">
      <style:text-properties fo:font-style="normal" officeooo:rsid="00b002d9" style:font-name-asian="Nimbus Mono PS" style:font-style-asian="normal" style:font-name-complex="Nimbus Mono PS" style:font-style-complex="normal"/>
    </style:style>
    <style:style style:name="T52" style:family="text">
      <style:text-properties fo:font-style="normal" officeooo:rsid="00b0838e" style:font-name-asian="Nimbus Mono PS" style:font-style-asian="normal" style:font-name-complex="Nimbus Mono PS" style:font-style-complex="normal"/>
    </style:style>
    <style:style style:name="T53" style:family="text">
      <style:text-properties fo:font-style="normal" officeooo:rsid="00b36895" style:font-name-asian="Nimbus Mono PS" style:font-style-asian="normal" style:font-name-complex="Nimbus Mono PS" style:font-style-complex="normal"/>
    </style:style>
    <style:style style:name="T54" style:family="text">
      <style:text-properties fo:font-style="normal" officeooo:rsid="00b7562d" style:font-name-asian="Nimbus Mono PS" style:font-style-asian="normal" style:font-name-complex="Nimbus Mono PS" style:font-style-complex="normal"/>
    </style:style>
    <style:style style:name="T55" style:family="text">
      <style:text-properties fo:font-style="normal" fo:font-weight="bold" officeooo:rsid="00b10622" style:font-name-asian="Nimbus Mono PS" style:font-style-asian="normal" style:font-weight-asian="bold" style:font-name-complex="Nimbus Mono PS" style:font-style-complex="normal" style:font-weight-complex="bold"/>
    </style:style>
    <style:style style:name="T56" style:family="text">
      <style:text-properties fo:font-style="normal" fo:font-weight="normal" officeooo:rsid="00be58ec" style:font-name-asian="Nimbus Mono PS" style:font-style-asian="normal" style:font-weight-asian="normal" style:font-name-complex="Nimbus Mono PS" style:font-style-complex="normal" style:font-weight-complex="normal"/>
    </style:style>
    <style:style style:name="T57" style:family="text">
      <style:text-properties officeooo:rsid="002a0eee"/>
    </style:style>
    <style:style style:name="T58" style:family="text">
      <style:text-properties officeooo:rsid="002d2bd7"/>
    </style:style>
    <style:style style:name="T59" style:family="text">
      <style:text-properties officeooo:rsid="00318f31"/>
    </style:style>
    <style:style style:name="T60" style:family="text">
      <style:text-properties officeooo:rsid="003ea68c"/>
    </style:style>
    <style:style style:name="T61" style:family="text">
      <style:text-properties officeooo:rsid="004b0b89"/>
    </style:style>
    <style:style style:name="T62" style:family="text">
      <style:text-properties officeooo:rsid="005051e1"/>
    </style:style>
    <style:style style:name="T63" style:family="text">
      <style:text-properties officeooo:rsid="006442b5"/>
    </style:style>
    <style:style style:name="T64" style:family="text">
      <style:text-properties officeooo:rsid="0069b4f6"/>
    </style:style>
    <style:style style:name="T65" style:family="text">
      <style:text-properties officeooo:rsid="006af114"/>
    </style:style>
    <style:style style:name="T66" style:family="text">
      <style:text-properties officeooo:rsid="006d3d73"/>
    </style:style>
    <style:style style:name="T67" style:family="text">
      <style:text-properties officeooo:rsid="007be0cb"/>
    </style:style>
    <style:style style:name="T68" style:family="text">
      <style:text-properties officeooo:rsid="00814b33"/>
    </style:style>
    <style:style style:name="T69" style:family="text">
      <style:text-properties officeooo:rsid="00619d30"/>
    </style:style>
    <style:style style:name="T70" style:family="text">
      <style:text-properties officeooo:rsid="0062c548"/>
    </style:style>
    <style:style style:name="T71" style:family="text">
      <style:text-properties officeooo:rsid="0081d2cb"/>
    </style:style>
    <style:style style:name="T72" style:family="text">
      <style:text-properties style:text-position="sub 58%"/>
    </style:style>
    <style:style style:name="T73" style:family="text">
      <style:text-properties style:text-position="sub 58%" fo:font-style="italic" style:font-style-asian="italic" style:font-style-complex="italic"/>
    </style:style>
    <style:style style:name="T74" style:family="text">
      <style:text-properties style:text-position="sub 58%" fo:font-style="normal" style:font-name-asian="Nimbus Mono PS" style:font-style-asian="normal" style:font-name-complex="Nimbus Mono PS" style:font-style-complex="normal"/>
    </style:style>
    <style:style style:name="T75" style:family="text">
      <style:text-properties style:text-position="sub 58%" fo:font-style="normal" officeooo:rsid="00b0838e" style:font-name-asian="Nimbus Mono PS" style:font-style-asian="normal" style:font-name-complex="Nimbus Mono PS" style:font-style-complex="normal"/>
    </style:style>
    <style:style style:name="T76" style:family="text">
      <style:text-properties style:text-position="sub 58%" fo:font-style="normal" officeooo:rsid="00b45529" style:font-name-asian="Nimbus Mono PS" style:font-style-asian="normal" style:font-name-complex="Nimbus Mono PS" style:font-style-complex="normal"/>
    </style:style>
    <style:style style:name="T77" style:family="text">
      <style:text-properties style:text-position="sub 58%" fo:font-style="normal" style:font-style-asian="normal" style:font-style-complex="normal"/>
    </style:style>
    <style:style style:name="T78"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79" style:family="text">
      <style:text-properties style:text-position="sub 58%" fo:font-size="10pt" fo:font-style="normal" officeooo:rsid="00b36895" style:font-name-asian="Nimbus Mono PS" style:font-size-asian="10pt" style:font-style-asian="normal" style:font-name-complex="Nimbus Mono PS" style:font-size-complex="10pt" style:font-style-complex="normal"/>
    </style:style>
    <style:style style:name="T80" style:family="text">
      <style:text-properties officeooo:rsid="00835dc5"/>
    </style:style>
    <style:style style:name="T81" style:family="text">
      <style:text-properties officeooo:rsid="00837823"/>
    </style:style>
    <style:style style:name="T82" style:family="text">
      <style:text-properties officeooo:rsid="008ec889"/>
    </style:style>
    <style:style style:name="T83" style:family="text">
      <style:text-properties style:text-position="super 58%" fo:font-style="italic" style:font-style-asian="italic" style:font-style-complex="italic"/>
    </style:style>
    <style:style style:name="T84" style:family="text">
      <style:text-properties style:text-position="super 58%" fo:font-style="italic" officeooo:rsid="008ff6b4" style:font-style-asian="italic" style:font-style-complex="italic"/>
    </style:style>
    <style:style style:name="T85" style:family="text">
      <style:text-properties officeooo:rsid="0093fb4d"/>
    </style:style>
    <style:style style:name="T86" style:family="text">
      <style:text-properties officeooo:rsid="009560bc"/>
    </style:style>
    <style:style style:name="T87" style:family="text">
      <style:text-properties officeooo:rsid="009a2e36"/>
    </style:style>
    <style:style style:name="T88" style:family="text">
      <style:text-properties style:use-window-font-color="true" fo:font-style="italic" style:text-underline-style="none" style:font-style-asian="italic" style:font-style-complex="italic"/>
    </style:style>
    <style:style style:name="T89" style:family="text">
      <style:text-properties officeooo:rsid="009afbf6"/>
    </style:style>
    <style:style style:name="T90" style:family="text">
      <style:text-properties officeooo:rsid="009eb050"/>
    </style:style>
    <style:style style:name="T91" style:family="text">
      <style:text-properties officeooo:rsid="00a9f1c2"/>
    </style:style>
    <style:style style:name="T92" style:family="text">
      <style:text-properties officeooo:rsid="00aa4694"/>
    </style:style>
    <style:style style:name="T93" style:family="text">
      <style:text-properties officeooo:rsid="00ac82d3"/>
    </style:style>
    <style:style style:name="T94" style:family="text">
      <style:text-properties officeooo:rsid="00ae3590"/>
    </style:style>
    <style:style style:name="T95" style:family="text">
      <style:text-properties officeooo:rsid="00aebef0"/>
    </style:style>
    <style:style style:name="T96" style:family="text">
      <style:text-properties style:font-name="Z003" fo:font-style="italic" style:font-name-asian="WenQuanYi Micro Hei" style:font-style-asian="italic" style:font-name-complex="Lohit Devanagari" style:font-style-complex="italic"/>
    </style:style>
    <style:style style:name="T97" style:family="text">
      <style:text-properties style:font-name-asian="Z003" style:font-name-complex="Z003"/>
    </style:style>
    <style:style style:name="T98" style:family="text">
      <style:text-properties style:text-position="33% 58%" style:font-name-asian="Z003" style:font-name-complex="Z003"/>
    </style:style>
    <style:style style:name="T99" style:family="text">
      <style:text-properties style:font-name-asian="Nimbus Mono PS" style:font-name-complex="Nimbus Mono PS"/>
    </style:style>
    <style:style style:name="T100" style:family="text">
      <style:text-properties officeooo:rsid="00b0838e" style:font-name-asian="Nimbus Mono PS" style:font-name-complex="Nimbus Mono PS"/>
    </style:style>
    <style:style style:name="T101" style:family="text">
      <style:text-properties officeooo:rsid="00b002d9" style:font-name-asian="Nimbus Mono PS" style:font-name-complex="Nimbus Mono PS"/>
    </style:style>
    <style:style style:name="T102" style:family="text">
      <style:text-properties officeooo:rsid="00b7562d" style:font-name-asian="Nimbus Mono PS" style:font-name-complex="Nimbus Mono PS"/>
    </style:style>
    <style:style style:name="T103" style:family="text">
      <style:text-properties fo:font-weight="bold" style:font-weight-asian="bold" style:font-weight-complex="bold"/>
    </style:style>
    <style:style style:name="T104" style:family="text">
      <style:text-properties fo:font-weight="bold" officeooo:rsid="00b7562d" style:font-weight-asian="bold" style:font-weight-complex="bold"/>
    </style:style>
    <style:style style:name="T105" style:family="text">
      <style:text-properties fo:font-weight="bold" officeooo:rsid="00be58ec" style:font-weight-asian="bold" style:font-weight-complex="bold"/>
    </style:style>
    <style:style style:name="T106" style:family="text">
      <style:text-properties fo:font-weight="bold" style:font-name-asian="Z003" style:font-weight-asian="bold" style:font-name-complex="Z003" style:font-weight-complex="bold"/>
    </style:style>
    <style:style style:name="T107" style:family="text">
      <style:text-properties fo:font-weight="bold" style:font-name-asian="Nimbus Mono PS" style:font-weight-asian="bold" style:font-name-complex="Nimbus Mono PS" style:font-weight-complex="bold"/>
    </style:style>
    <style:style style:name="T108" style:family="text">
      <style:text-properties officeooo:rsid="00b45529"/>
    </style:style>
    <style:style style:name="T109" style:family="text">
      <style:text-properties officeooo:rsid="00b7562d"/>
    </style:style>
    <style:style style:name="T110" style:family="text">
      <style:text-properties fo:font-weight="normal" style:font-weight-asian="normal" style:font-weight-complex="normal"/>
    </style:style>
    <style:style style:name="T111" style:family="text">
      <style:text-properties fo:font-weight="normal" officeooo:rsid="00b7562d" style:font-weight-asian="normal" style:font-weight-complex="normal"/>
    </style:style>
    <style:style style:name="T112" style:family="text">
      <style:text-properties fo:font-weight="normal" officeooo:rsid="00be58ec" style:font-name-asian="Nimbus Mono PS" style:font-weight-asian="normal" style:font-name-complex="Nimbus Mono PS" style:font-weight-complex="normal"/>
    </style:style>
    <style:style style:name="T113" style:family="text">
      <style:text-properties officeooo:rsid="00b81ab0"/>
    </style:style>
    <style:style style:name="T114" style:family="text">
      <style:text-properties fo:font-size="10pt" fo:font-style="normal" officeooo:rsid="00b1c362" style:font-name-asian="Nimbus Mono PS" style:font-size-asian="10pt" style:font-style-asian="normal" style:font-name-complex="Nimbus Mono PS" style:font-size-complex="10pt" style:font-style-complex="normal"/>
    </style:style>
    <style:style style:name="T115" style:family="text">
      <style:text-properties officeooo:rsid="00ba0e0d"/>
    </style:style>
    <style:style style:name="T116" style:family="text">
      <style:text-properties officeooo:rsid="00bbe345"/>
    </style:style>
    <style:style style:name="T117" style:family="text">
      <style:text-properties officeooo:rsid="00bd7f74"/>
    </style:style>
    <style:style style:name="T118" style:family="text">
      <style:text-properties officeooo:rsid="00bd8287"/>
    </style:style>
    <style:style style:name="T119" style:family="text">
      <style:text-properties officeooo:rsid="00c42c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7">4705</text:span> – <text:span text:style-name="T2">Analyse et conception d’algorithmes</text:span></text:p>
      <text:p text:style-name="Subtitle"><text:span text:style-name="T2">TP2</text:span> – <text:span text:style-name="T68">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1">Nom, prénom, matricule des membres</text:p>
          </table:table-cell>
          <table:table-cell table:style-name="Table2.B1" office:value-type="string">
            <text:p text:style-name="P27">Nom, <text:span text:style-name="T68">p</text:span>rénom, matricule</text:p>
            <text:p text:style-name="P27">Nom, <text:span text:style-name="T68">p</text:span>rénom, matricule</text:p>
          </table:table-cell>
        </table:table-row>
        <table:table-row>
          <table:table-cell table:style-name="Table2.A2" office:value-type="string">
            <text:p text:style-name="P21">Note finale / <text:span text:style-name="T26">13</text:span></text:p>
          </table:table-cell>
          <table:table-cell table:style-name="Table2.B2" table:formula="ooow:&lt;Table1.A1&gt;+&lt;Table4.A1&gt;+&lt;Table5.A1&gt;+&lt;Table7.A1&gt;+&lt;Table6.A1&gt;+&lt;Table3.A1&gt;" office:value-type="float" office:value="0">
            <text:p text:style-name="P25">0</text:p>
          </table:table-cell>
        </table:table-row>
      </table:table>
      <text:p text:style-name="P5"/>
      <text:h text:style-name="P71" text:outline-level="1">Information<text:span text:style-name="T59">s</text:span> technique<text:span text:style-name="T59">s</text:span></text:h>
      <text:list xml:id="list1886997284" text:style-name="L1">
        <text:list-item>
          <text:p text:style-name="P95">Répondez directement dans <text:span text:style-name="T27">ce document</text:span> ODT avec LibreOffice. <text:span text:style-name="T58">Veuillez ne pas inclure le texte en italique servant de directive.</text:span></text:p>
        </text:list-item>
        <text:list-item>
          <text:p text:style-name="P96">La correction se fait à même le rapport.</text:p>
        </text:list-item>
        <text:list-item>
          <text:p text:style-name="P96">Avant votre <text:span text:style-name="T63">cinquième</text:span> séance de laboratoire <text:span text:style-name="T71">(16 novembre 2018 à 12h45)</text:span>, vous devez faire une <text:span text:style-name="T3">remise électronique </text:span><text:span text:style-name="T4">sur Moodle</text:span> en suivant les instructions suivantes :</text:p>
          <text:list>
            <text:list-item>
              <text:p text:style-name="P96">Le dossier remis doit se nommer matricule1_matricule2_tp<text:span text:style-name="T66">2</text:span> et doit être compressé sous format zip.</text:p>
            </text:list-item>
            <text:list-item>
              <text:p text:style-name="P96">À la racine de ce dernier, on doit retrouver :</text:p>
              <text:list>
                <text:list-item>
                  <text:p text:style-name="P96">Ce rapport sous format ODT.</text:p>
                </text:list-item>
                <text:list-item>
                  <text:p text:style-name="P96">Un script nommé <text:span text:style-name="T3">tp.sh</text:span><text:span text:style-name="T28"> servant à exécuter les différents algorithmes du TP. L’interface du script est décrite à la fin du rapport.</text:span></text:p>
                </text:list-item>
                <text:list-item>
                  <text:p text:style-name="P97"><text:span text:style-name="T28">Un fichier texte nommé </text:span><text:span text:style-name="T3">emails.txt</text:span><text:span text:style-name="T28"> contenant le courriel de chaque membre de l’équipe.</text:span></text:p>
                </text:list-item>
                <text:list-item>
                  <text:p text:style-name="P98">Le code source et les exécutables.</text:p>
                </text:list-item>
              </text:list>
            </text:list-item>
          </text:list>
        </text:list-item>
        <text:list-item>
          <text:p text:style-name="P99">Vous avez le choix du langage de programmation utilisé mais vous devrez utiliser les mêmes langage, compilateur et ordinateur pour toutes vos implantations. <text:span text:style-name="T69">Notez que l</text:span>e code et les exécutables soumis <text:span text:style-name="T69">seront testés sur </text:span>les ordinateurs de la salle L-4714 <text:span text:style-name="T69">et doivent être compatibles avec cet environnement</text:span>. <text:span text:style-name="T70">En d’autres mots, tout doit fonctionner correctement lorsque le correcteur exécute votre script </text:span><text:span text:style-name="T5">tp.sh</text:span><text:span text:style-name="T70"> sur un des ordinateurs de la salle.</text:span></text:p>
        </text:list-item>
        <text:list-item>
          <text:p text:style-name="P63">Si vous utilisez des extraits de codes (programmes) trouvés sur Internet, vous devez en mentionner la source, sinon vous serez sanctionnés pour plagiat. </text:p>
        </text:list-item>
      </text:list>
      <text:h text:style-name="P72" text:outline-level="1"><text:soft-page-break/>Mise en situation</text:h>
      <text:p text:style-name="P13">Ce travail pratique se répartit sur deux séances de laboratoire et porte sur l'analyse et la conception d'algorithmes développés suivant différents patrons de conception.</text:p>
      <text:p text:style-name="P6"/>
      <text:p text:style-name="P12">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12"/>
      <text:p text:style-name="P12"><text:a xlink:type="simple" xlink:href="http://www.cbc.ca/news/canada/british-columbia/bunker-underground-vancouver-1.4345255" text:style-name="Internet_20_link" text:visited-style-name="Visited_20_Internet_20_Link">http://www.cbc.ca/news/canada/british-columbia/bunker-underground-vancouver-1.4345255</text:a></text:p>
      <text:p text:style-name="P11"/>
      <text:p text:style-name="P11">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11"/>
      <text:p text:style-name="P11">Vous avez à votre disposition <text:span text:style-name="T3">n</text:span> bâtons de dynamite de poids respectifs<text:span text:style-name="T3"> p</text:span><text:span text:style-name="T73">1</text:span><text:span text:style-name="T3">, p</text:span><text:span text:style-name="T73">2</text:span><text:span text:style-name="T3">, ..., p</text:span><text:span text:style-name="T73">n</text:span> et vous calculez que vous aurez besoin d'un poids total <text:span text:style-name="T3">P</text:span>. Vous devez donc déterminer quelle combinaison de bâtons utiliser pour s'approcher le plus possible du poids total <text:span text:style-name="T3">P</text:span> mais sans le dépasser! Vous minimiserez ainsi la quantité de terre qu'il reste à pelleter pour atteindre les conduites d'eau.</text:p>
      <text:p text:style-name="P9"/>
      <text:h text:style-name="P73" text:outline-level="1"/>
      <text:h text:style-name="P76" text:outline-level="1">Implantation</text:h>
      <text:p text:style-name="P11"><text:span text:style-name="T118">Quatre</text:span> algorithmes seront implantés, mettant en pratique les patrons de conception <text:span text:style-name="T80">glouton,</text:span> probabiliste, programmation dynamique et <text:span text:style-name="T94">recuit simulé</text:span>.</text:p>
      <text:p text:style-name="P7"/>
      <text:h text:style-name="P81" text:outline-level="2">Algorithme <text:span text:style-name="T80">glouton</text:span></text:h>
      <text:p text:style-name="P14">Vous devez concevoir un algorithme <text:span text:style-name="T81">glouton déterministe</text:span> de votre cru pour résoudre ce problème.</text:p>
      <text:p text:style-name="P14"/>
      <text:h text:style-name="P81" text:outline-level="2">Algorithme de programmation dynamique</text:h>
      <text:p text:style-name="P42">Vous devez également résoudre ce problème à l'aide de la programmation dynamique. <text:span text:style-name="T91">Vous devez implanter deux algorithmes qui consistent à adapter les deux versions de “Faire de la monnaie” vues dans les capsules vidéo ainsi que dans le chapitre 6 des diapositives. Pour un exemplaire de </text:span><text:span text:style-name="T6">n</text:span><text:span text:style-name="T29"> bâtons de dynamite avec un poids </text:span><text:span text:style-name="T7">P </text:span><text:span text:style-name="T30">qu’il ne faut pas dépasser :</text:span></text:p>
      <text:list xml:id="list2134704826" text:style-name="L2">
        <text:list-item>
          <text:p text:style-name="P64"><text:span text:style-name="T91">Premier essai : la solution se trouve à </text:span><text:span text:style-name="T10">c[</text:span><text:span text:style-name="T13">P</text:span><text:span text:style-name="T10">]</text:span></text:p>
        </text:list-item>
        <text:list-item>
          <text:p text:style-name="P64"><text:span text:style-name="T92">Deuxième essai : la solution se trouve à </text:span><text:span text:style-name="T9">c[n, P]</text:span></text:p>
        </text:list-item>
      </text:list>
      <text:h text:style-name="P82" text:outline-level="2">Recuit simulé</text:h>
      <text:p text:style-name="P43">Enfin vous devez implanter <text:span text:style-name="T93">une méta-heuristique basée sur le recuit simulé. La fonction </text:span><text:span text:style-name="T11">voisin</text:span><text:span text:style-name="T93"> renvoie une solution voisine de la solution pas</text:span>sée en argument. Une solution voisine est obtenue en choisissant uniformément au hasard un <text:span text:style-name="T95">bâton </text:span>parmi ceux qui ne sont pas encore <text:span text:style-name="T95">choisis et en l’ajoutant à la solution. </text:span>Il est possible que cela <text:span text:style-name="T95">rende le poids total supérieur à</text:span><text:span text:style-name="T47"> </text:span><text:span text:style-name="T15">P</text:span><text:span text:style-name="T47"> : on retirera alors des bâtons un à un (choisis uniformément au hasard) jusqu’à ce que le poids total ne dépasse pas </text:span><text:span text:style-name="T15">P</text:span><text:span text:style-name="T47">. </text:span><text:span text:style-name="T48">La fonction </text:span><text:span text:style-name="T16">somme</text:span><text:span text:style-name="T48"> retourne le poids total d’une solution.</text:span></text:p>
      <text:p text:style-name="P41"/>
      <text:p text:style-name="P41"/>
      <text:p text:style-name="P41"/>
      <text:p text:style-name="P41"/>
      <text:p text:style-name="P41"/>
      <text:p text:style-name="P41"/>
      <text:p text:style-name="P41"/>
      <text:p text:style-name="P44"/>
      <text:p text:style-name="P44"/>
      <text:p text:style-name="P44"/>
      <text:p text:style-name="P53"><text:span text:style-name="T12">r</text:span><text:span text:style-name="T3">ecuit</text:span><text:span text:style-name="T28">(</text:span><text:span text:style-name="T3">S</text:span><text:span text:style-name="T77">0</text:span><text:span text:style-name="T28">, </text:span><text:span text:style-name="T3">T</text:span><text:span text:style-name="T28">, </text:span><text:span text:style-name="T3">k</text:span><text:span text:style-name="T77">max</text:span><text:span text:style-name="T28">, </text:span><text:span text:style-name="T3">P</text:span><text:span text:style-name="T28">, α):</text:span></text:p>
      <text:p text:style-name="P55"><text:soft-page-break/></text:p>
      <text:p text:style-name="P50"><text:span text:style-name="T12">1<text:tab/></text:span><text:span text:style-name="T3">S</text:span> <text:span text:style-name="T101">← </text:span><text:span text:style-name="T18">S</text:span><text:span text:style-name="T74">0</text:span></text:p>
      <text:p text:style-name="P45"><text:span text:style-name="T24">2<text:tab/></text:span><text:span text:style-name="T21">S</text:span><text:span text:style-name="T75">meilleur </text:span><text:span text:style-name="T99">← </text:span><text:span text:style-name="T20">S</text:span></text:p>
      <text:p text:style-name="P51"><text:span text:style-name="T24">3<text:tab/></text:span><text:span text:style-name="T20">θ</text:span><text:span text:style-name="T74">1</text:span><text:span text:style-name="T99"> </text:span><text:span text:style-name="T101">← </text:span><text:span text:style-name="T18">T</text:span></text:p>
      <text:p text:style-name="P44"><text:span text:style-name="T111">4</text:span><text:span text:style-name="T104"><text:tab/></text:span><text:span text:style-name="T103">for</text:span> <text:span text:style-name="T3">k</text:span> = 1 ... <text:span text:style-name="T3">k</text:span><text:span text:style-name="T72">max</text:span> <text:span text:style-name="T103">do</text:span></text:p>
      <text:p text:style-name="P44"><text:span text:style-name="T109">5<text:tab/></text:span><text:tab/><text:span text:style-name="T103">for</text:span> <text:span text:style-name="T3">j</text:span> = 1 ... <text:span text:style-name="T3">P</text:span> <text:span text:style-name="T103">do</text:span></text:p>
      <text:p text:style-name="P46"><text:span text:style-name="T109">6<text:tab/></text:span><text:tab/><text:tab/><text:span text:style-name="T3">S</text:span>’ <text:span text:style-name="T99">← </text:span><text:span text:style-name="T19">voisin</text:span><text:span text:style-name="T53">(S)</text:span></text:p>
      <text:p text:style-name="P47"><text:span text:style-name="T109">7<text:tab/></text:span><text:tab/><text:tab/>Δ <text:span text:style-name="T99">← </text:span><text:span text:style-name="T21">somme</text:span><text:span text:style-name="T52">(</text:span><text:span text:style-name="T21">S’</text:span><text:span text:style-name="T52">) - </text:span><text:span text:style-name="T21">somme</text:span><text:span text:style-name="T52">(</text:span><text:span text:style-name="T21">S</text:span><text:span text:style-name="T52">)</text:span></text:p>
      <text:p text:style-name="P44"><text:span text:style-name="T109">8<text:tab/></text:span><text:tab/><text:tab/><text:span text:style-name="T103">if</text:span> Δ <text:span text:style-name="T97">≥ 0 </text:span><text:span text:style-name="T106">or</text:span><text:span text:style-name="T97"> e</text:span><text:span text:style-name="T98">Δ/θk </text:span><text:span text:style-name="T112">≥ </text:span><text:span text:style-name="T25">unif</text:span><text:span text:style-name="T56">([0,1])</text:span><text:span text:style-name="T103"> </text:span><text:span text:style-name="T105">t</text:span><text:span text:style-name="T103">hen</text:span></text:p>
      <text:p text:style-name="P44"><text:span text:style-name="T109">9<text:tab/></text:span><text:tab/><text:tab/><text:tab/><text:span text:style-name="T3">S</text:span> <text:span text:style-name="T99">← </text:span><text:span text:style-name="T21">S</text:span><text:span text:style-name="T100">’</text:span></text:p>
      <text:p text:style-name="P48"><text:span text:style-name="T102">10<text:tab/></text:span><text:span text:style-name="T99"><text:tab/><text:tab/><text:tab/></text:span><text:span text:style-name="T107">if</text:span><text:span text:style-name="T99"> </text:span><text:span text:style-name="T18">somme</text:span><text:span text:style-name="T49">(</text:span><text:span text:style-name="T18">S</text:span><text:span text:style-name="T49">) &gt; </text:span><text:span text:style-name="T18">somme</text:span><text:span text:style-name="T49">(</text:span><text:span text:style-name="T18">S</text:span><text:span text:style-name="T74">meilleur</text:span><text:span text:style-name="T49">) </text:span><text:span text:style-name="T55">then</text:span></text:p>
      <text:p text:style-name="P49"><text:span text:style-name="T54">11</text:span><text:span text:style-name="T50"><text:tab/><text:tab/><text:tab/><text:tab/><text:tab/></text:span><text:span text:style-name="T18">S</text:span><text:span text:style-name="T74">meilleur </text:span><text:span text:style-name="T51">← </text:span><text:span text:style-name="T22">S</text:span></text:p>
      <text:p text:style-name="P48"><text:span text:style-name="T54">12<text:tab/></text:span><text:span text:style-name="T50"><text:tab/><text:tab/><text:tab/></text:span><text:span text:style-name="T55">end</text:span><text:span text:style-name="T50"> </text:span><text:span text:style-name="T55">if</text:span></text:p>
      <text:p text:style-name="P44"><text:span text:style-name="T109">13<text:tab/></text:span><text:tab/><text:tab/><text:span text:style-name="T103">end if</text:span></text:p>
      <text:p text:style-name="P44"><text:span text:style-name="T109">14<text:tab/></text:span><text:tab/><text:span text:style-name="T103">end for</text:span></text:p>
      <text:p text:style-name="P47"><text:span text:style-name="T109">15<text:tab/></text:span><text:tab/><text:span text:style-name="T20">θ</text:span><text:span text:style-name="T76">k+1</text:span><text:span text:style-name="T23"> </text:span><text:span text:style-name="T18">← </text:span><text:span text:style-name="T20">θ</text:span><text:span text:style-name="T76">k </text:span><text:span text:style-name="T108">× α</text:span></text:p>
      <text:p text:style-name="P54"><text:span text:style-name="T111">16</text:span><text:span text:style-name="T109"><text:tab/></text:span>end for</text:p>
      <text:p text:style-name="P52"><text:span text:style-name="T111">17</text:span><text:span text:style-name="T104"><text:tab/></text:span>retourner <text:span text:style-name="T21">S</text:span><text:span text:style-name="T75">meilleur</text:span></text:p>
      <text:p text:style-name="P56"/>
      <text:p text:style-name="P57"><text:span text:style-name="T113">1 : </text:span>La solution courante <text:span text:style-name="T3">S </text:span><text:span text:style-name="T28">est égale à une certaine solution initiale </text:span><text:span text:style-name="T39">valide</text:span><text:span text:style-name="T28"> </text:span><text:span text:style-name="T3">S</text:span><text:span text:style-name="T77">0</text:span><text:span text:style-name="T3"> </text:span><text:span text:style-name="T28">(</text:span><text:span text:style-name="T39">par exemple la solution de votre algorithme glouton</text:span><text:span text:style-name="T28">).</text:span></text:p>
      <text:p text:style-name="P59">2 : On garde en mémoire la meilleure solution trouvée jusqu’à présent.</text:p>
      <text:p text:style-name="P58"><text:span text:style-name="T28">3 : La température courante </text:span><text:span text:style-name="T114">θ</text:span><text:span text:style-name="T78">k</text:span><text:span text:style-name="T79"> <text:s/></text:span><text:span text:style-name="T28">est égale à la température initiale </text:span><text:span text:style-name="T3">T.</text:span></text:p>
      <text:p text:style-name="P58"><text:span text:style-name="T28">4 et 5: Pour chacune des </text:span><text:span text:style-name="T3">k</text:span><text:span text:style-name="T77">max</text:span><text:span text:style-name="T3"> </text:span><text:span text:style-name="T28">itérations et pour chacun des </text:span><text:span text:style-name="T3">P</text:span><text:span text:style-name="T28"> paliers </text:span><text:span text:style-name="T40">de température</text:span><text:span text:style-name="T28">.</text:span></text:p>
      <text:p text:style-name="P58"><text:span text:style-name="T28">6 : On génère une nouvelle solution </text:span><text:span text:style-name="T3">S’ </text:span><text:span text:style-name="T41">(voisine de la solution </text:span><text:span text:style-name="T17">S</text:span><text:span text:style-name="T41">)</text:span><text:span text:style-name="T3">.</text:span></text:p>
      <text:p text:style-name="P59">7 à 9 : Si la nouvelle solution est meilleure que la solution courante ou si la condition de probabilité est rencontrée, on met à jour la solution courante.</text:p>
      <text:p text:style-name="P59">10 et 11 : On met à jour la meilleure solution si nécessaire.</text:p>
      <text:p text:style-name="P59">15 : On met à jour la température.</text:p>
      <text:p text:style-name="P59">16 : En terminannt l’algorithme retourne la meilleure solution qu’il a pu trouver.</text:p>
      <text:h text:style-name="P77" text:outline-level="1">Jeu de données</text:h>
      <text:p text:style-name="P16">Les jeux de données du problème se trouvent <text:span text:style-name="T82">dans le répertoire /jeux_de_donnees. </text:span>Les exemplaires sont regroupés par nombre de bâtons <text:span text:style-name="T3">n</text:span> et ordre de grandeur du poids total <text:span text:style-name="T3">m</text:span> : ainsi le fichier "WC-n-m-k.txt" décrit le <text:span text:style-name="T3">k</text:span><text:span text:style-name="T84">i</text:span><text:span text:style-name="T83">ème</text:span> exemplaire du groupe <text:span text:style-name="T119">(notez qu’il y a également des instances “PR-n-m-k.txt” qui sont plus difficiles)</text:span>.</text:p>
      <text:p text:style-name="P15"/>
      <text:p text:style-name="P15">La structure des fichiers d'exemplaires est :</text:p>
      <text:p text:style-name="P15">Sur la première ligne : nombre de bâtons <text:span text:style-name="T3">n</text:span></text:p>
      <text:p text:style-name="P15">Une ligne pour chaque bâton : <text:span text:style-name="T3">i</text:span> &lt;<text:span text:style-name="T90">espace</text:span>&gt; <text:span text:style-name="T3">p</text:span><text:span text:style-name="T73">i</text:span></text:p>
      <text:p text:style-name="P15">Sur la dernière ligne : poids total limite <text:span text:style-name="T3">P</text:span> </text:p>
      <text:p text:style-name="P10"/>
      <text:h text:style-name="P78" text:outline-level="1">Présentation des résultats</text:h>
      <table:table table:name="Table1" table:style-name="Table1">
        <table:table-column table:style-name="Table1.A"/>
        <table:table-column table:style-name="Table1.B"/>
        <table:table-row>
          <table:table-cell table:style-name="Table1.A1" office:value-type="string">
            <text:p text:style-name="P22">0</text:p>
          </table:table-cell>
          <table:table-cell table:style-name="Table1.B1" office:value-type="string">
            <text:p text:style-name="P18"><text:s/>/ <text:span text:style-name="T26">4 pt</text:span></text:p>
          </table:table-cell>
        </table:table-row>
      </table:table>
      <text:p text:style-name="Standard"/>
      <text:h text:style-name="P83" text:outline-level="3">Tableau des résulats</text:h>
      <text:p text:style-name="P60">Exécutez chacun des <text:span text:style-name="T119">quatre</text:span> algorithmes en notant leur temps d'exécution et le poids total, mais ne rapportez dans un tableau que le temps moyen et l'écart relatif moyen au poids total limite de chacune des séries de dix exemplaires. Pour le <text:span text:style-name="T115">recuit simulé, exécutez chaque exemplaire cinq fois et utilisez la médiane de </text:span>ces exécutions.</text:p>
      <text:p text:style-name="P60"/>
      <text:p text:style-name="P62">NB:<text:span text:style-name="T110"> Lors du calcul de l’ecart moyen, nous avons utilise la formule:</text:span></text:p>
      <text:p text:style-name="P62"><text:span text:style-name="T110">ecart moyen = (poids resultant – poids cible) / poids cible</text:span></text:p>
      <text:p text:style-name="P62"><text:span text:style-name="T110"><text:line-break/>En effet, de cette maniere les ecarts calcules ne sont pas influences par les tailles des exemplaires (normalisation).</text:span></text:p>
      <text:p text:style-name="P60"/>
      <text:p text:style-name="P60"/>
      <text:p text:style-name="P61">Voir les pages suivante pour les tableaux des resulta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tab/><text:tab/><text:tab/>GLOUTON</text:p>
      <text:p text:style-name="P60">**************************************************************</text:p>
      <text:p text:style-name="P60">n<text:tab/><text:tab/>m<text:tab/><text:tab/>Ecart moyen<text:tab/>Duree moyenne<text:tab/><text:tab/></text:p>
      <text:p text:style-name="P60">**************************************************************</text:p>
      <text:p text:style-name="P60">1000<text:tab/><text:tab/>4000<text:tab/><text:tab/>0.1330 %<text:tab/><text:tab/>0.439</text:p>
      <text:p text:style-name="P60">100<text:tab/><text:tab/>400<text:tab/><text:tab/>1.1030 %<text:tab/><text:tab/>0.038</text:p>
      <text:p text:style-name="P60">500<text:tab/><text:tab/>2000<text:tab/><text:tab/>0.1660 %<text:tab/><text:tab/>0.209</text:p>
      <text:p text:style-name="P60">1000<text:tab/><text:tab/>1000<text:tab/><text:tab/>0.0060 %<text:tab/><text:tab/>0.482</text:p>
      <text:p text:style-name="P60">1000<text:tab/><text:tab/>100<text:tab/><text:tab/>0.0580 %<text:tab/><text:tab/>0.43</text:p>
      <text:p text:style-name="P60">1000<text:tab/><text:tab/>10<text:tab/><text:tab/>0.5370 %<text:tab/><text:tab/>0.39</text:p>
      <text:p text:style-name="P60">100<text:tab/><text:tab/>1000<text:tab/><text:tab/>0.4310 %<text:tab/><text:tab/>0.051</text:p>
      <text:p text:style-name="P60">100<text:tab/><text:tab/>100<text:tab/><text:tab/>0.4710 %<text:tab/><text:tab/>0.049</text:p>
      <text:p text:style-name="P60">100<text:tab/><text:tab/>10<text:tab/><text:tab/>4.4310 %<text:tab/><text:tab/>0.043</text:p>
      <text:p text:style-name="P60">10<text:tab/><text:tab/>1000<text:tab/><text:tab/>5.8140 %<text:tab/><text:tab/>0.008</text:p>
      <text:p text:style-name="P60">10<text:tab/><text:tab/>100<text:tab/><text:tab/>3.7620 %<text:tab/><text:tab/>0.008</text:p>
      <text:p text:style-name="P60">10<text:tab/><text:tab/>10<text:tab/><text:tab/>9.0910 %<text:tab/><text:tab/>0.009</text:p>
      <text:p text:style-name="P60">2000<text:tab/><text:tab/>1000<text:tab/><text:tab/>0.0030 %<text:tab/><text:tab/>1.037</text:p>
      <text:p text:style-name="P60">2000<text:tab/><text:tab/>100<text:tab/><text:tab/>0.0290 %<text:tab/><text:tab/>0.789</text:p>
      <text:p text:style-name="P60">2000<text:tab/><text:tab/>10<text:tab/><text:tab/>0.2670 %<text:tab/><text:tab/>0.749</text:p>
      <text:p text:style-name="P60">200<text:tab/><text:tab/>1000<text:tab/><text:tab/>0.0490 %<text:tab/><text:tab/>0.087</text:p>
      <text:p text:style-name="P60">200<text:tab/><text:tab/>100<text:tab/><text:tab/>0.2880 %<text:tab/><text:tab/>0.094</text:p>
      <text:p text:style-name="P60">200<text:tab/><text:tab/>10<text:tab/><text:tab/>2.6950 %<text:tab/><text:tab/>0.083</text:p>
      <text:p text:style-name="P60">20<text:tab/><text:tab/>1000<text:tab/><text:tab/>2.6730 %<text:tab/><text:tab/>0.013</text:p>
      <text:p text:style-name="P60">20<text:tab/><text:tab/>100<text:tab/><text:tab/>2.0490 %<text:tab/><text:tab/>0.013</text:p>
      <text:p text:style-name="P60">20<text:tab/><text:tab/>10<text:tab/><text:tab/>9.0910 %<text:tab/><text:tab/>0.014</text:p>
      <text:p text:style-name="P60">500<text:tab/><text:tab/>1000<text:tab/><text:tab/>0.0150 %<text:tab/><text:tab/>0.263</text:p>
      <text:p text:style-name="P60">500<text:tab/><text:tab/>100<text:tab/><text:tab/>0.1170 %<text:tab/><text:tab/>0.217</text:p>
      <text:p text:style-name="P60">500<text:tab/><text:tab/>10<text:tab/><text:tab/>1.0720 %<text:tab/><text:tab/>0.169</text:p>
      <text:p text:style-name="P60">50<text:tab/><text:tab/>1000<text:tab/><text:tab/>0.9450 %<text:tab/><text:tab/>0.029</text:p>
      <text:p text:style-name="P60">50<text:tab/><text:tab/>100<text:tab/><text:tab/>1.0760 %<text:tab/><text:tab/>0.028</text:p>
      <text:p text:style-name="P60">50<text:tab/><text:tab/>10<text:tab/><text:tab/>6.8120 %<text:tab/><text:tab/>0.022</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tab/><text:tab/><text:tab/>PROGDYN1</text:p>
      <text:p text:style-name="P60">**************************************************************</text:p>
      <text:p text:style-name="P60">n<text:tab/><text:tab/>m<text:tab/><text:tab/>Ecart moyen<text:tab/>Duree moyenne<text:tab/><text:tab/></text:p>
      <text:p text:style-name="P60">**************************************************************</text:p>
      <text:p text:style-name="P60">1000<text:tab/><text:tab/>4000<text:tab/><text:tab/>0.3860 %<text:tab/><text:tab/>47.538</text:p>
      <text:p text:style-name="P60">100<text:tab/><text:tab/>400<text:tab/><text:tab/>1.3070 %<text:tab/><text:tab/>0.761</text:p>
      <text:p text:style-name="P60">500<text:tab/><text:tab/>2000<text:tab/><text:tab/>0.6310 %<text:tab/><text:tab/>12.941</text:p>
      <text:p text:style-name="P60">1000<text:tab/><text:tab/>1000<text:tab/><text:tab/>0.0960 %<text:tab/><text:tab/>1959.942</text:p>
      <text:p text:style-name="P60">1000<text:tab/><text:tab/>100<text:tab/><text:tab/>0.9930 %<text:tab/><text:tab/>22.183</text:p>
      <text:p text:style-name="P60">1000<text:tab/><text:tab/>10<text:tab/><text:tab/>10.997 %<text:tab/><text:tab/>0.391</text:p>
      <text:p text:style-name="P60">100<text:tab/><text:tab/>1000<text:tab/><text:tab/>0.0890 %<text:tab/><text:tab/>22.85</text:p>
      <text:p text:style-name="P60">100<text:tab/><text:tab/>100<text:tab/><text:tab/>0.8410 %<text:tab/><text:tab/>0.366</text:p>
      <text:p text:style-name="P60">100<text:tab/><text:tab/>10<text:tab/><text:tab/>9.4440 %<text:tab/><text:tab/>0.017</text:p>
      <text:p text:style-name="P60">10<text:tab/><text:tab/>1000<text:tab/><text:tab/>1.0090 %<text:tab/><text:tab/>4.08</text:p>
      <text:p text:style-name="P60">10<text:tab/><text:tab/>100<text:tab/><text:tab/>1.9800 %<text:tab/><text:tab/>0.055</text:p>
      <text:p text:style-name="P60">10<text:tab/><text:tab/>10<text:tab/><text:tab/>13.636 %<text:tab/><text:tab/>0.008</text:p>
      <text:p text:style-name="P60">2000<text:tab/><text:tab/>1000<text:tab/><text:tab/>0.0980 %<text:tab/><text:tab/>7951.411</text:p>
      <text:p text:style-name="P60">2000<text:tab/><text:tab/>100<text:tab/><text:tab/>1.0030 %<text:tab/><text:tab/>84.585</text:p>
      <text:p text:style-name="P60">2000<text:tab/><text:tab/>10<text:tab/><text:tab/>11.006 %<text:tab/><text:tab/>1.279</text:p>
      <text:p text:style-name="P60">200<text:tab/><text:tab/>1000<text:tab/><text:tab/>0.0920 %<text:tab/><text:tab/>82.441</text:p>
      <text:p text:style-name="P60">200<text:tab/><text:tab/>100<text:tab/><text:tab/>0.9700 %<text:tab/><text:tab/>1.221</text:p>
      <text:p text:style-name="P60">200<text:tab/><text:tab/>10<text:tab/><text:tab/>10.362 %<text:tab/><text:tab/>0.033</text:p>
      <text:p text:style-name="P60">20<text:tab/><text:tab/>1000<text:tab/><text:tab/>0.2880 %<text:tab/><text:tab/>3.998</text:p>
      <text:p text:style-name="P60">20<text:tab/><text:tab/>100<text:tab/><text:tab/>1.0720 %<text:tab/><text:tab/>0.05</text:p>
      <text:p text:style-name="P60">20<text:tab/><text:tab/>10<text:tab/><text:tab/>9.0910 %<text:tab/><text:tab/>0.007</text:p>
      <text:p text:style-name="P60">500<text:tab/><text:tab/>1000<text:tab/><text:tab/>0.0960 %<text:tab/><text:tab/>475.613</text:p>
      <text:p text:style-name="P60">500<text:tab/><text:tab/>100<text:tab/><text:tab/>0.9690 %<text:tab/><text:tab/>6.261</text:p>
      <text:p text:style-name="P60">500<text:tab/><text:tab/>10<text:tab/><text:tab/>10.921 %<text:tab/><text:tab/>0.113</text:p>
      <text:p text:style-name="P60">50<text:tab/><text:tab/>1000<text:tab/><text:tab/>0.0950 %<text:tab/><text:tab/>7.038</text:p>
      <text:p text:style-name="P60">50<text:tab/><text:tab/>100<text:tab/><text:tab/>0.8400 %<text:tab/><text:tab/>0.102</text:p>
      <text:p text:style-name="P60">50<text:tab/><text:tab/>10<text:tab/><text:tab/>8.6970 %<text:tab/><text:tab/>0.009</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tab/><text:tab/><text:tab/>PROGDYN2</text:p>
      <text:p text:style-name="P60">**************************************************************</text:p>
      <text:p text:style-name="P60">n<text:tab/><text:tab/>m<text:tab/><text:tab/>Ecart moyen<text:tab/>Duree moyenne<text:tab/><text:tab/></text:p>
      <text:p text:style-name="P60">**************************************************************</text:p>
      <text:p text:style-name="P60">1000<text:tab/><text:tab/>4000<text:tab/><text:tab/>0.0000 %<text:tab/><text:tab/>128.036</text:p>
      <text:p text:style-name="P60">100<text:tab/><text:tab/>400<text:tab/><text:tab/>0.0000 %<text:tab/><text:tab/>1.817</text:p>
      <text:p text:style-name="P60">500<text:tab/><text:tab/>2000<text:tab/><text:tab/>0.0000 %<text:tab/><text:tab/>35.766</text:p>
      <text:p text:style-name="P60">1000<text:tab/><text:tab/>1000<text:tab/><text:tab/>18.674 %<text:tab/><text:tab/>833.131</text:p>
      <text:p text:style-name="P60">1000<text:tab/><text:tab/>100<text:tab/><text:tab/>19.529 %<text:tab/><text:tab/>86.941</text:p>
      <text:p text:style-name="P60">1000<text:tab/><text:tab/>10<text:tab/><text:tab/>0.0000 %<text:tab/><text:tab/>11.012</text:p>
      <text:p text:style-name="P60">100<text:tab/><text:tab/>1000<text:tab/><text:tab/>2.5780 %<text:tab/><text:tab/>9.896</text:p>
      <text:p text:style-name="P60">100<text:tab/><text:tab/>100<text:tab/><text:tab/>0.0000 %<text:tab/><text:tab/>1.378</text:p>
      <text:p text:style-name="P60">100<text:tab/><text:tab/>10<text:tab/><text:tab/>0.0000 %<text:tab/><text:tab/>0.199</text:p>
      <text:p text:style-name="P60">10<text:tab/><text:tab/>1000<text:tab/><text:tab/>44.286 %<text:tab/><text:tab/>0.37</text:p>
      <text:p text:style-name="P60">10<text:tab/><text:tab/>100<text:tab/><text:tab/>21.980 %<text:tab/><text:tab/>0.058</text:p>
      <text:p text:style-name="P60">10<text:tab/><text:tab/>10<text:tab/><text:tab/>0.0000 %<text:tab/><text:tab/>0.018</text:p>
      <text:p text:style-name="P60">2000<text:tab/><text:tab/>1000<text:tab/><text:tab/>46.082 %<text:tab/><text:tab/>3324.078</text:p>
      <text:p text:style-name="P60">2000<text:tab/><text:tab/>100<text:tab/><text:tab/>33.678 %<text:tab/><text:tab/>345.834</text:p>
      <text:p text:style-name="P60">2000<text:tab/><text:tab/>10<text:tab/><text:tab/>0.0000 %<text:tab/><text:tab/>42.412</text:p>
      <text:p text:style-name="P60">200<text:tab/><text:tab/>1000<text:tab/><text:tab/>0.0000 %<text:tab/><text:tab/>37.827</text:p>
      <text:p text:style-name="P60">200<text:tab/><text:tab/>100<text:tab/><text:tab/>1.0470 %<text:tab/><text:tab/>4.406</text:p>
      <text:p text:style-name="P60">200<text:tab/><text:tab/>10<text:tab/><text:tab/>0.0000 %<text:tab/><text:tab/>0.691</text:p>
      <text:p text:style-name="P60">20<text:tab/><text:tab/>1000<text:tab/><text:tab/>3.6260 %<text:tab/><text:tab/>0.806</text:p>
      <text:p text:style-name="P60">20<text:tab/><text:tab/>100<text:tab/><text:tab/>0.0000 %<text:tab/><text:tab/>0.111</text:p>
      <text:p text:style-name="P60">20<text:tab/><text:tab/>10<text:tab/><text:tab/>0.0000 %<text:tab/><text:tab/>0.028</text:p>
      <text:p text:style-name="P60">500<text:tab/><text:tab/>1000<text:tab/><text:tab/>5.6770 %<text:tab/><text:tab/>209.074</text:p>
      <text:p text:style-name="P60">500<text:tab/><text:tab/>100<text:tab/><text:tab/>10.358 %<text:tab/><text:tab/>23.22</text:p>
      <text:p text:style-name="P60">500<text:tab/><text:tab/>10<text:tab/><text:tab/>0.0000 %<text:tab/><text:tab/>3.207</text:p>
      <text:p text:style-name="P60">50<text:tab/><text:tab/>1000<text:tab/><text:tab/>5.0000 %<text:tab/><text:tab/>2.986</text:p>
      <text:p text:style-name="P60">50<text:tab/><text:tab/>100<text:tab/><text:tab/>0.0000 %<text:tab/><text:tab/>0.406</text:p>
      <text:p text:style-name="P60">50<text:tab/><text:tab/>10<text:tab/><text:tab/>0.0000 %<text:tab/><text:tab/>0.07</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tab/><text:tab/><text:tab/>RECUIT</text:p>
      <text:p text:style-name="P60">**************************************************************</text:p>
      <text:p text:style-name="P60">n<text:tab/><text:tab/>m<text:tab/><text:tab/>Ecart moyen<text:tab/>Duree moyenne<text:tab/><text:tab/></text:p>
      <text:p text:style-name="P60">**************************************************************</text:p>
      <text:p text:style-name="P60">1000<text:tab/><text:tab/>4000<text:tab/><text:tab/>1.2610 %<text:tab/><text:tab/>40.1</text:p>
      <text:p text:style-name="P60">100<text:tab/><text:tab/>400<text:tab/><text:tab/>2.1660 %<text:tab/><text:tab/>5.203</text:p>
      <text:p text:style-name="P60">500<text:tab/><text:tab/>2000<text:tab/><text:tab/>0.5540 %<text:tab/><text:tab/>21.003</text:p>
      <text:p text:style-name="P60">1000<text:tab/><text:tab/>1000<text:tab/><text:tab/>1.2650 %<text:tab/><text:tab/>40.567</text:p>
      <text:p text:style-name="P60">1000<text:tab/><text:tab/>100<text:tab/><text:tab/>0.5670 %<text:tab/><text:tab/>40.505</text:p>
      <text:p text:style-name="P60">1000<text:tab/><text:tab/>10<text:tab/><text:tab/>0.4130 %<text:tab/><text:tab/>40.561</text:p>
      <text:p text:style-name="P60">100<text:tab/><text:tab/>1000<text:tab/><text:tab/>2.2880 %<text:tab/><text:tab/>5.152</text:p>
      <text:p text:style-name="P60">100<text:tab/><text:tab/>100<text:tab/><text:tab/>2.0410 %<text:tab/><text:tab/>5.408</text:p>
      <text:p text:style-name="P60">100<text:tab/><text:tab/>10<text:tab/><text:tab/>1.6200 %<text:tab/><text:tab/>5.079</text:p>
      <text:p text:style-name="P60">10<text:tab/><text:tab/>1000<text:tab/><text:tab/>12.657 %<text:tab/><text:tab/>1.035</text:p>
      <text:p text:style-name="P60">10<text:tab/><text:tab/>100<text:tab/><text:tab/>6.6340 %<text:tab/><text:tab/>0.997</text:p>
      <text:p text:style-name="P60">10<text:tab/><text:tab/>10<text:tab/><text:tab/>1.8180 %<text:tab/><text:tab/>1.133</text:p>
      <text:p text:style-name="P60">2000<text:tab/><text:tab/>1000<text:tab/><text:tab/>0.9510 %<text:tab/><text:tab/>79.353</text:p>
      <text:p text:style-name="P60">2000<text:tab/><text:tab/>100<text:tab/><text:tab/>0.3310 %<text:tab/><text:tab/>79.062</text:p>
      <text:p text:style-name="P60">2000<text:tab/><text:tab/>10<text:tab/><text:tab/>0.6140 %<text:tab/><text:tab/>79.504</text:p>
      <text:p text:style-name="P60">200<text:tab/><text:tab/>1000<text:tab/><text:tab/>1.7630 %<text:tab/><text:tab/>9.41</text:p>
      <text:p text:style-name="P60">200<text:tab/><text:tab/>100<text:tab/><text:tab/>1.2170 %<text:tab/><text:tab/>9.828</text:p>
      <text:p text:style-name="P60">200<text:tab/><text:tab/>10<text:tab/><text:tab/>2.2010 %<text:tab/><text:tab/>9.499</text:p>
      <text:p text:style-name="P60">20<text:tab/><text:tab/>1000<text:tab/><text:tab/>5.3550 %<text:tab/><text:tab/>1.534</text:p>
      <text:p text:style-name="P60">20<text:tab/><text:tab/>100<text:tab/><text:tab/>6.1620 %<text:tab/><text:tab/>1.589</text:p>
      <text:p text:style-name="P60">20<text:tab/><text:tab/>10<text:tab/><text:tab/>4.5450 %<text:tab/><text:tab/>1.663</text:p>
      <text:p text:style-name="P60">500<text:tab/><text:tab/>1000<text:tab/><text:tab/>1.5390 %<text:tab/><text:tab/>21.021</text:p>
      <text:p text:style-name="P60">500<text:tab/><text:tab/>100<text:tab/><text:tab/>1.6940 %<text:tab/><text:tab/>21.215</text:p>
      <text:p text:style-name="P60">500<text:tab/><text:tab/>10<text:tab/><text:tab/>0.3480 %<text:tab/><text:tab/>20.877</text:p>
      <text:p text:style-name="P60">50<text:tab/><text:tab/>1000<text:tab/><text:tab/>7.0180 %<text:tab/><text:tab/>2.965</text:p>
      <text:p text:style-name="P60">50<text:tab/><text:tab/>100<text:tab/><text:tab/>6.0260 %<text:tab/><text:tab/>3.093</text:p>
      <text:p text:style-name="P60">50<text:tab/><text:tab/>10<text:tab/><text:tab/>0.0000 %<text:tab/><text:tab/>2.968</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h text:style-name="P84" text:outline-level="3">Graph<text:span text:style-name="T85">iques</text:span> pour analyse hybride</text:h>
      <text:p text:style-name="P35">Voir questions plus bas.</text:p>
      <text:h text:style-name="P79" text:outline-level="1">Analyse et discussion</text:h>
      <table:table table:name="Table4" table:style-name="Table4">
        <table:table-column table:style-name="Table4.A"/>
        <table:table-column table:style-name="Table4.B"/>
        <table:table-row>
          <table:table-cell table:style-name="Table4.A1" office:value-type="string">
            <text:p text:style-name="P24">0</text:p>
          </table:table-cell>
          <table:table-cell table:style-name="Table4.B1" office:value-type="string">
            <text:p text:style-name="P28"><text:s/>/ <text:span text:style-name="T61">6 pt</text:span></text:p>
          </table:table-cell>
        </table:table-row>
      </table:table>
      <text:h text:style-name="P85" text:outline-level="3">Donnez une brève description de votre algorithme glouton.</text:h>
      <text:p text:style-name="P70">Soyez concis, seulement <text:span text:style-name="T115">une ou deux phrases </text:span>suffisent.</text:p>
      <text:p text:style-name="P69">On commence par trier les batons selon le poids dans un ordre decroissant. Ensuite on itere sur lesdits batons, et lorsqu’on en trouve un dont le poids est inferieur au poids limite, on ajoute son numero dans la liste des resultat puis on enleve son poids du poids limite.</text:p>
      <text:p text:style-name="P69">On continue jusqu’a la fin du tableau de batons, ou lorsque le poids limite devient egal a zero.</text:p>
      <text:h text:style-name="P86" text:outline-level="3">Discutez du choix de votre combinaison de paramètres (<text:span text:style-name="T3">T, k</text:span><text:span text:style-name="T73">max</text:span><text:span text:style-name="T3">, P, </text:span><text:span text:style-name="T96">α</text:span>) pour le recuit simulé.</text:h>
      <text:p text:style-name="P36">Discutez brièvement des différentes combinaisons que vous avez essayées et de vos hypothèses sur l’impact de <text:span text:style-name="T116">ces</text:span> différents paramètres.</text:p>
      <text:h text:style-name="P87" text:outline-level="3">Tentez une analyse asymptotique du temps de calcul pour chaque algorithme.</text:h>
      <text:p text:style-name="P32">Si vous préférez écrire vos équations en Latex, vous pouvez <text:span text:style-name="T64">ajouter</text:span> un pdf <text:span text:style-name="T64">à la remise </text:span>avec la réponse à cette question et le mentionner ici.</text:p>
      <text:h text:style-name="P88" text:outline-level="3">Servez-vous de vos temps d'exécution pour confirmer et/ou préciser l'analyse asymptotique théorique de vos algorithmes avec la méthode hybride de votre choix.</text:h>
      <text:p text:style-name="P33">La méthode peut varier d'un algorithme à l'autre. Justifiez les choix ici et mettez les graphiques dans la section précédente.</text:p>
      <text:h text:style-name="P88" text:outline-level="3">Discutez des <text:span text:style-name="T117">quatre</text:span> algorithmes en fonction de la qualité respective des solutions obtenues, de la consommation de ressources (temps de calcul, espace mémoire) et de la difficulté d'implantation.</text:h>
      <text:p text:style-name="P30"/>
      <text:h text:style-name="P88" text:outline-level="3">Indiquez sous quelles conditions vous utiliseriez <text:span text:style-name="T67">chacun des </text:span>algorithme<text:span text:style-name="T86">s</text:span>.</text:h>
      <text:p text:style-name="P34"/>
      <text:h text:style-name="P75" text:outline-level="1">Autre<text:span text:style-name="T57">s</text:span> critères <text:span text:style-name="T57">de </text:span>correction</text:h>
      <text:h text:style-name="P89" text:outline-level="3">Respect de l’interface tp.sh</text:h>
      <table:table table:name="Table5" table:style-name="Table5">
        <table:table-column table:style-name="Table5.A"/>
        <table:table-column table:style-name="Table5.B"/>
        <table:table-row>
          <table:table-cell table:style-name="Table5.A1" office:value-type="string">
            <text:p text:style-name="P22">0</text:p>
          </table:table-cell>
          <table:table-cell table:style-name="Table5.B1" office:value-type="string">
            <text:p text:style-name="P19"><text:s/>/ <text:span text:style-name="T26">1 pt</text:span></text:p>
          </table:table-cell>
        </table:table-row>
      </table:table>
      <text:p text:style-name="P2"/>
      <text:p text:style-name="P3">Utilisation :</text:p>
      <text:p text:style-name="P2"><text:tab/>tp.sh -a [<text:span text:style-name="T87">glouton</text:span> | <text:span text:style-name="T65">progdyn1 | progdyn2</text:span> | <text:span text:style-name="T87">recuit</text:span>] -e [<text:span text:style-name="T62">path_vers_exemplaire</text:span>]</text:p>
      <text:p text:style-name="P2"/>
      <text:p text:style-name="P3">Arguments optionnels :</text:p>
      <text:p text:style-name="P17"><text:span text:style-name="T26"><text:tab/></text:span>-p <text:tab/>affiche la solution (rangs des bâtons utilisés) <text:span text:style-name="T89">sur une ligne, avec chaque bâton séparé par un espace</text:span></text:p>
      <text:p text:style-name="P2"><text:tab/>-<text:span text:style-name="T26">t<text:tab/>affiche le temps d’exécution en ms, sans unité ni texte superflu</text:span></text:p>
      <text:p text:style-name="P3"/>
      <text:p text:style-name="P8">Important : l’option -e doit accepter des fichiers avec des paths absolus.</text:p>
      <text:p text:style-name="P3"/>
      <text:h text:style-name="P90" text:outline-level="3">Qualité du code</text:h>
      <table:table table:name="Table7" table:style-name="Table7">
        <table:table-column table:style-name="Table7.A"/>
        <table:table-column table:style-name="Table7.B"/>
        <table:table-row>
          <table:table-cell table:style-name="Table7.A1" office:value-type="string">
            <text:p text:style-name="P23">0</text:p>
          </table:table-cell>
          <table:table-cell table:style-name="Table7.B1" office:value-type="string">
            <text:p text:style-name="P20"><text:s/>/ <text:span text:style-name="T26">1 pt</text:span></text:p>
          </table:table-cell>
        </table:table-row>
      </table:table>
      <text:p text:style-name="P4"/>
      <text:h text:style-name="P89" text:outline-level="3">Présentation générale <text:span text:style-name="T87">(concision, qualité du français, etc.)</text:span></text:h>
      <table:table table:name="Table6" table:style-name="Table6">
        <table:table-column table:style-name="Table6.A"/>
        <table:table-column table:style-name="Table6.B"/>
        <table:table-row>
          <table:table-cell table:style-name="Table6.A1" office:value-type="string">
            <text:p text:style-name="P22">0</text:p>
          </table:table-cell>
          <table:table-cell table:style-name="Table6.B1" office:value-type="string">
            <text:p text:style-name="P19"><text:s/>/ <text:span text:style-name="T26">1 pt</text:span></text:p>
          </table:table-cell>
        </table:table-row>
      </table:table>
      <text:p text:style-name="P31"/>
      <text:h text:style-name="P91" text:outline-level="3">Pénalité<text:span text:style-name="T87">s</text:span></text:h>
      <table:table table:name="Table3" table:style-name="Table3">
        <table:table-column table:style-name="Table3.A"/>
        <table:table-row>
          <table:table-cell table:style-name="Table3.A1" office:value-type="string">
            <text:p text:style-name="P26">0</text:p>
          </table:table-cell>
        </table:table-row>
      </table:table>
      <text:p text:style-name="P29"/>
      <text:list xml:id="list50263970" text:style-name="L3">
        <text:list-item>
          <text:p text:style-name="P65"><text:span text:style-name="T87">Retard : </text:span>-<text:span text:style-name="T60">1 pt / journée de retard, arrondi vers le haut. Les TPs ne sont plus acceptés après 3 jours.</text:span></text:p>
        </text:list-item>
        <text:list-item>
          <text:p text:style-name="P66">Autres : Le correcteur peut attribuer d’autres pénalités (par exemple si les exécutables sont manquants, fichier <text:span text:style-name="T3">emails.txt</text:span><text:span text:style-name="T28"> manquant, etc.</text:span>)</text:p>
        </text:list-item>
      </text:list>
      <text:p text:style-name="P37"/>
      <text:h text:style-name="P80" text:outline-level="1">Fichiers fournis</text:h>
      <text:p text:style-name="P39">Outre le présent rapport que vous devez compléter, les autres fichiers fournis sont les suivants :</text:p>
      <text:h text:style-name="P92" text:outline-level="3">Le répertoire “<text:span text:style-name="T3">jeux_de_donnees</text:span>”</text:h>
      <text:p text:style-name="P38">Ce répertoire contient les jeux de données nécessaires au TP.</text:p>
      <text:h text:style-name="P93" text:outline-level="3">Le répertoire “<text:span text:style-name="T3">exemple”</text:span></text:h>
      <text:p text:style-name="P39"><text:span text:style-name="T28">Ce répertoire est </text:span><text:span text:style-name="T88">fourni à titre d’exemple</text:span><text:span text:style-name="T28"> et vous êtes libres de vous en servir, de le modifier, ou </text:span><text:span text:style-name="T31">de vous en inspirer. </text:span><text:span text:style-name="T28">Il inclut un </text:span><text:span text:style-name="T31">script</text:span><text:span text:style-name="T28"> </text:span><text:span text:style-name="T3">tp.sh</text:span><text:span text:style-name="T28"> fonctionnel </text:span><text:span text:style-name="T32">(avec des </text:span><text:span text:style-name="T38">implantations</text:span><text:span text:style-name="T32"> bidon des algorithmes pour les besoins de l’exemple).</text:span></text:p>
      <text:h text:style-name="P94" text:outline-level="3">Le répertoire “<text:span text:style-name="T8">verification</text:span><text:span text:style-name="T3">”</text:span></text:h>
      <text:p text:style-name="P40"><text:span text:style-name="T32">Ce répertoire </text:span><text:span text:style-name="T33">comporte trois exempl</text:span><text:span text:style-name="T34">aire</text:span><text:span text:style-name="T33">s vous permettant d’avoir une idée si vos algorithmes de </text:span><text:span text:style-name="T14">programmation dynamique</text:span><text:span text:style-name="T33"> fonctionnent correctement. </text:span><text:span text:style-name="T34">Les solutions optimales pour chacun des exemplaires sont </text:span><text:span text:style-name="T36">respectivement</text:span><text:span text:style-name="T34"> : 5</text:span><text:span text:style-name="T35">7</text:span><text:span text:style-name="T34">, </text:span><text:span text:style-name="T37">97</text:span><text:span text:style-name="T34">, </text:span><text:span text:style-name="T36">et</text:span><text:span text:style-name="T34"> </text:span><text:span text:style-name="T37">100</text:span><text:span text:style-name="T34"> (poids maximal atteint).</text:span><text:span text:style-name="T33"> </text:span><text:span text:style-name="T42">Notez que ce n’est pas un</text:span><text:span text:style-name="T43">e méthode</text:span><text:span text:style-name="T42"> </text:span><text:span text:style-name="T44">parfaite</text:span><text:span text:style-name="T42"> de validation : si un </text:span><text:span text:style-name="T43">de vos</text:span><text:span text:style-name="T42"> algorithme</text:span><text:span text:style-name="T43">s</text:span><text:span text:style-name="T42"> de programmation dynamique donne une mauvaise réponse pour un des exemplaires vous avez la preuve qu’il a été mal </text:span><text:span text:style-name="T45">implanté</text:span><text:span text:style-name="T42">, mais s’il donne une bonne réponse pour chaque exemplaire ce n’est </text:span><text:span text:style-name="T46">pas</text:span><text:span text:style-name="T42"> </text:span><text:span text:style-name="T43">nécessairement </text:span><text:span text:style-name="T42">une preuve qu’il a été bien </text:span><text:span text:style-name="T45">implanté</text:span><text:span text:style-name="T42">.</text:span></text:p>
      <text:h text:style-name="P74" text:outline-level="1">Notes techniques</text:h>
      <text:list xml:id="list2246450527" text:style-name="L4">
        <text:list-item>
          <text:p text:style-name="P67">La commande <text:span text:style-name="T3">chmod +x mon_script.sh</text:span><text:span text:style-name="T28"> rendra le script </text:span><text:span text:style-name="T3">mon_script.sh</text:span><text:span text:style-name="T28"> exécutable. Pour l’exécuter il s’agira de faire </text:span><text:span text:style-name="T3">./mon_script.sh</text:span></text:p>
        </text:list-item>
        <text:list-item>
          <text:p text:style-name="P68">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1-15T05:07:30.986343015</dc:date>
    <meta:editing-duration>PT10H53M29S</meta:editing-duration>
    <meta:editing-cycles>120</meta:editing-cycles>
    <meta:generator>LibreOffice/6.0.6.2$Linux_X86_64 LibreOffice_project/00m0$Build-2</meta:generator>
    <meta:document-statistic meta:table-count="7" meta:image-count="0" meta:object-count="0" meta:page-count="14" meta:paragraph-count="253" meta:word-count="2285" meta:character-count="13901" meta:non-whitespace-character-count="11494"/>
  </office:meta>
</office:document-meta>
</file>